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a78d5"/>
    </style:style>
    <style:style style:name="P2" style:family="paragraph" style:parent-style-name="Text_20_body">
      <style:text-properties officeooo:paragraph-rsid="001def13"/>
    </style:style>
    <style:style style:name="P3" style:family="paragraph" style:parent-style-name="Text_20_body">
      <style:text-properties officeooo:paragraph-rsid="001fa33c"/>
    </style:style>
    <style:style style:name="P4" style:family="paragraph" style:parent-style-name="Text_20_body">
      <style:text-properties officeooo:paragraph-rsid="002024fa"/>
    </style:style>
    <style:style style:name="P5" style:family="paragraph" style:parent-style-name="Text_20_body">
      <style:text-properties officeooo:paragraph-rsid="0021aa05"/>
    </style:style>
    <style:style style:name="P6" style:family="paragraph" style:parent-style-name="Text_20_body">
      <style:text-properties officeooo:paragraph-rsid="0024554b"/>
    </style:style>
    <style:style style:name="P7" style:family="paragraph" style:parent-style-name="Text_20_body">
      <style:text-properties officeooo:paragraph-rsid="0025e6e8"/>
    </style:style>
    <style:style style:name="P8" style:family="paragraph" style:parent-style-name="Text_20_body">
      <style:text-properties officeooo:paragraph-rsid="0027a9b8"/>
    </style:style>
    <style:style style:name="P9" style:family="paragraph" style:parent-style-name="Text_20_body">
      <style:text-properties officeooo:paragraph-rsid="00288c07"/>
    </style:style>
    <style:style style:name="P10" style:family="paragraph" style:parent-style-name="Text_20_body">
      <style:text-properties officeooo:paragraph-rsid="0028e976"/>
    </style:style>
    <style:style style:name="P11" style:family="paragraph" style:parent-style-name="Text_20_body">
      <style:text-properties officeooo:paragraph-rsid="0029a530"/>
    </style:style>
    <style:style style:name="P12" style:family="paragraph" style:parent-style-name="Text_20_body">
      <style:text-properties officeooo:paragraph-rsid="00428e2d"/>
    </style:style>
    <style:style style:name="P13" style:family="paragraph" style:parent-style-name="Text_20_body">
      <style:text-properties officeooo:paragraph-rsid="0053c017"/>
    </style:style>
    <style:style style:name="P14" style:family="paragraph" style:parent-style-name="Text_20_body">
      <style:text-properties officeooo:paragraph-rsid="005ef02a"/>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29a530"/>
    </style:style>
    <style:style style:name="P17" style:family="paragraph" style:parent-style-name="Text_20_body">
      <style:paragraph-properties fo:text-align="center" style:justify-single-word="false"/>
      <style:text-properties officeooo:paragraph-rsid="007e76de"/>
    </style:style>
    <style:style style:name="P18" style:family="paragraph" style:parent-style-name="Text_20_body">
      <style:paragraph-properties fo:text-align="center" style:justify-single-word="false"/>
      <style:text-properties officeooo:paragraph-rsid="00854bc6"/>
    </style:style>
    <style:style style:name="P19" style:family="paragraph" style:parent-style-name="Text_20_body">
      <style:text-properties officeooo:paragraph-rsid="0063cda1"/>
    </style:style>
    <style:style style:name="P20" style:family="paragraph" style:parent-style-name="Text_20_body">
      <style:text-properties officeooo:paragraph-rsid="0069a511"/>
    </style:style>
    <style:style style:name="P21" style:family="paragraph" style:parent-style-name="Text_20_body">
      <style:text-properties officeooo:paragraph-rsid="0070cf7c"/>
    </style:style>
    <style:style style:name="P22" style:family="paragraph" style:parent-style-name="Text_20_body">
      <style:text-properties officeooo:paragraph-rsid="0072ca33"/>
    </style:style>
    <style:style style:name="P23" style:family="paragraph" style:parent-style-name="Footer">
      <style:text-properties officeooo:paragraph-rsid="007e76de"/>
    </style:style>
    <style:style style:name="P24" style:family="paragraph" style:parent-style-name="Text_20_body">
      <style:text-properties officeooo:paragraph-rsid="007e76de"/>
    </style:style>
    <style:style style:name="P25" style:family="paragraph" style:parent-style-name="Footer">
      <style:text-properties officeooo:paragraph-rsid="007f95b7"/>
    </style:style>
    <style:style style:name="P26" style:family="paragraph" style:parent-style-name="Text_20_body">
      <style:text-properties officeooo:paragraph-rsid="007f95b7"/>
    </style:style>
    <style:style style:name="P27" style:family="paragraph" style:parent-style-name="Footer">
      <style:text-properties officeooo:paragraph-rsid="0082a49c"/>
    </style:style>
    <style:style style:name="P28" style:family="paragraph" style:parent-style-name="Footer">
      <style:text-properties officeooo:paragraph-rsid="00854bc6"/>
    </style:style>
    <style:style style:name="P29" style:family="paragraph" style:parent-style-name="Text_20_body">
      <style:text-properties officeooo:paragraph-rsid="00854bc6"/>
    </style:style>
    <style:style style:name="P30" style:family="paragraph" style:parent-style-name="Text_20_body">
      <style:text-properties officeooo:paragraph-rsid="007e6c0e"/>
    </style:style>
    <style:style style:name="P31" style:family="paragraph" style:parent-style-name="Text_20_body">
      <style:text-properties officeooo:paragraph-rsid="007fc450"/>
    </style:style>
    <style:style style:name="P32" style:family="paragraph" style:parent-style-name="Text_20_body">
      <style:text-properties officeooo:paragraph-rsid="001ceff0"/>
    </style:style>
    <style:style style:name="P33" style:family="paragraph" style:parent-style-name="Text_20_body">
      <style:text-properties officeooo:paragraph-rsid="0083966b"/>
    </style:style>
    <style:style style:name="P34" style:family="paragraph" style:parent-style-name="Text_20_body">
      <style:text-properties officeooo:paragraph-rsid="0085dae8"/>
    </style:style>
    <style:style style:name="P35" style:family="paragraph" style:parent-style-name="Heading">
      <style:paragraph-properties fo:text-align="center" style:justify-single-word="false"/>
      <style:text-properties fo:font-size="14pt" officeooo:paragraph-rsid="002cd877" style:font-size-asian="14pt" style:font-size-complex="14pt"/>
    </style:style>
    <style:style style:name="P36" style:family="paragraph" style:parent-style-name="Text_20_body">
      <style:paragraph-properties fo:text-align="end" style:justify-single-word="false"/>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officeooo:rsid="008a229e" officeooo:paragraph-rsid="008a229e"/>
    </style:style>
    <style:style style:name="T1" style:family="text">
      <style:text-properties officeooo:rsid="001ceff0"/>
    </style:style>
    <style:style style:name="T2" style:family="text">
      <style:text-properties style:font-name="DejaVu Serif1" fo:font-size="11pt" officeooo:rsid="001ceff0" style:font-name-asian="Noto Sans CJK JP" style:font-size-asian="11pt"/>
    </style:style>
    <style:style style:name="T3" style:family="text">
      <style:text-properties style:font-name="DejaVu Serif1" fo:font-size="11pt" officeooo:rsid="00260d6a" style:font-name-asian="Noto Sans CJK JP" style:font-size-asian="11pt"/>
    </style:style>
    <style:style style:name="T4" style:family="text">
      <style:text-properties style:font-name="DejaVu Serif1" fo:font-size="11pt" officeooo:rsid="003f78e9" style:font-name-asian="Noto Sans CJK JP" style:font-size-asian="11pt"/>
    </style:style>
    <style:style style:name="T5" style:family="text">
      <style:text-properties style:font-name="DejaVu Serif1" fo:font-size="11pt" officeooo:rsid="00428e2d" style:font-name-asian="Noto Sans CJK JP" style:font-size-asian="11pt"/>
    </style:style>
    <style:style style:name="T6" style:family="text">
      <style:text-properties style:font-name="DejaVu Serif1" fo:font-size="11pt" officeooo:rsid="00497340" style:font-name-asian="Noto Sans CJK JP" style:font-size-asian="11pt"/>
    </style:style>
    <style:style style:name="T7" style:family="text">
      <style:text-properties style:font-name="DejaVu Serif1" fo:font-size="11pt" officeooo:rsid="004a5c13" style:font-name-asian="Noto Sans CJK JP" style:font-size-asian="11pt"/>
    </style:style>
    <style:style style:name="T8" style:family="text">
      <style:text-properties style:font-name="DejaVu Serif1" fo:font-size="11pt" officeooo:rsid="004bf1c3" style:font-name-asian="Noto Sans CJK JP" style:font-size-asian="11pt"/>
    </style:style>
    <style:style style:name="T9" style:family="text">
      <style:text-properties style:font-name="DejaVu Serif1" fo:font-size="11pt" officeooo:rsid="004f4259" style:font-name-asian="Noto Sans CJK JP" style:font-size-asian="11pt"/>
    </style:style>
    <style:style style:name="T10" style:family="text">
      <style:text-properties style:font-name="DejaVu Serif1" fo:font-size="11pt" officeooo:rsid="00513b59" style:font-name-asian="Noto Sans CJK JP" style:font-size-asian="11pt"/>
    </style:style>
    <style:style style:name="T11" style:family="text">
      <style:text-properties style:font-name="DejaVu Serif1" fo:font-size="11pt" officeooo:rsid="005397d2" style:font-name-asian="Noto Sans CJK JP" style:font-size-asian="11pt"/>
    </style:style>
    <style:style style:name="T12" style:family="text">
      <style:text-properties style:font-name="DejaVu Serif1" fo:font-size="11pt" officeooo:rsid="0053c017" style:font-name-asian="Noto Sans CJK JP" style:font-size-asian="11pt"/>
    </style:style>
    <style:style style:name="T13" style:family="text">
      <style:text-properties style:font-name="DejaVu Serif1" fo:font-size="11pt" officeooo:rsid="005872e4" style:font-name-asian="Noto Sans CJK JP" style:font-size-asian="11pt"/>
    </style:style>
    <style:style style:name="T14" style:family="text">
      <style:text-properties style:font-name="DejaVu Serif1" fo:font-size="11pt" officeooo:rsid="0058a0ef" style:font-name-asian="Noto Sans CJK JP" style:font-size-asian="11pt"/>
    </style:style>
    <style:style style:name="T15" style:family="text">
      <style:text-properties style:font-name="DejaVu Serif1" fo:font-size="11pt" officeooo:rsid="005b6206" style:font-name-asian="Noto Sans CJK JP" style:font-size-asian="11pt"/>
    </style:style>
    <style:style style:name="T16" style:family="text">
      <style:text-properties style:font-name="DejaVu Serif1" fo:font-size="11pt" officeooo:rsid="00607812" style:font-name-asian="Noto Sans CJK JP" style:font-size-asian="11pt"/>
    </style:style>
    <style:style style:name="T17" style:family="text">
      <style:text-properties style:font-name="DejaVu Serif1" fo:font-size="11pt" officeooo:rsid="0060cc6a" style:font-name-asian="Noto Sans CJK JP" style:font-size-asian="11pt"/>
    </style:style>
    <style:style style:name="T18" style:family="text">
      <style:text-properties style:font-name="DejaVu Serif1" fo:font-size="11pt" officeooo:rsid="006267d7" style:font-name-asian="Noto Sans CJK JP" style:font-size-asian="11pt"/>
    </style:style>
    <style:style style:name="T19" style:family="text">
      <style:text-properties style:font-name="DejaVu Serif1" fo:font-size="11pt" officeooo:rsid="0070cf7c" style:font-name-asian="Noto Sans CJK JP" style:font-size-asian="11pt"/>
    </style:style>
    <style:style style:name="T20" style:family="text">
      <style:text-properties style:font-name="DejaVu Serif1" fo:font-size="11pt" officeooo:rsid="0075c067" style:font-name-asian="Noto Sans CJK JP" style:font-size-asian="11pt"/>
    </style:style>
    <style:style style:name="T21" style:family="text">
      <style:text-properties style:font-name="DejaVu Serif1" fo:font-size="11pt" officeooo:rsid="00780b98" style:font-name-asian="Noto Sans CJK JP" style:font-size-asian="11pt"/>
    </style:style>
    <style:style style:name="T22" style:family="text">
      <style:text-properties style:font-name="DejaVu Serif1" fo:font-size="20pt" officeooo:rsid="00385757" style:font-name-asian="Noto Serif CJK JP" style:font-size-asian="20pt" style:font-name-complex="Tahoma" style:font-size-complex="20pt"/>
    </style:style>
    <style:style style:name="T23" style:family="text">
      <style:text-properties officeooo:rsid="001def13"/>
    </style:style>
    <style:style style:name="T24" style:family="text">
      <style:text-properties officeooo:rsid="001fa33c"/>
    </style:style>
    <style:style style:name="T25" style:family="text">
      <style:text-properties officeooo:rsid="0021aa05"/>
    </style:style>
    <style:style style:name="T26" style:family="text">
      <style:text-properties officeooo:rsid="0024554b"/>
    </style:style>
    <style:style style:name="T27" style:family="text">
      <style:text-properties officeooo:rsid="0025e6e8"/>
    </style:style>
    <style:style style:name="T28" style:family="text">
      <style:text-properties officeooo:rsid="00260d6a"/>
    </style:style>
    <style:style style:name="T29" style:family="text">
      <style:text-properties officeooo:rsid="0027a9b8"/>
    </style:style>
    <style:style style:name="T30" style:family="text">
      <style:text-properties officeooo:rsid="0028c507"/>
    </style:style>
    <style:style style:name="T31" style:family="text">
      <style:text-properties officeooo:rsid="002f7ca0"/>
    </style:style>
    <style:style style:name="T32" style:family="text">
      <style:text-properties officeooo:rsid="0030eb32"/>
    </style:style>
    <style:style style:name="T33" style:family="text">
      <style:text-properties officeooo:rsid="00332e0a"/>
    </style:style>
    <style:style style:name="T34" style:family="text">
      <style:text-properties fo:font-size="18pt" style:font-size-asian="18pt" style:font-size-complex="18pt"/>
    </style:style>
    <style:style style:name="T35" style:family="text">
      <style:text-properties officeooo:rsid="003b7d43"/>
    </style:style>
    <style:style style:name="T36" style:family="text">
      <style:text-properties officeooo:rsid="003b8627"/>
    </style:style>
    <style:style style:name="T37" style:family="text">
      <style:text-properties fo:font-style="italic" style:font-style-asian="italic" style:font-style-complex="italic"/>
    </style:style>
    <style:style style:name="T38" style:family="text">
      <style:text-properties fo:font-style="italic" officeooo:rsid="00497340" style:font-style-asian="italic" style:font-style-complex="italic"/>
    </style:style>
    <style:style style:name="T39" style:family="text">
      <style:text-properties fo:font-style="italic" officeooo:rsid="0071ed7f" style:font-style-asian="italic" style:font-style-complex="italic"/>
    </style:style>
    <style:style style:name="T40" style:family="text">
      <style:text-properties officeooo:rsid="003c6956"/>
    </style:style>
    <style:style style:name="T41" style:family="text">
      <style:text-properties officeooo:rsid="003d4ed5"/>
    </style:style>
    <style:style style:name="T42" style:family="text">
      <style:text-properties officeooo:rsid="003e9475"/>
    </style:style>
    <style:style style:name="T43" style:family="text">
      <style:text-properties style:text-line-through-style="none" style:text-line-through-type="none" officeooo:rsid="001ceff0"/>
    </style:style>
    <style:style style:name="T44" style:family="text">
      <style:text-properties style:text-line-through-style="none" style:text-line-through-type="none" officeooo:rsid="003e9475"/>
    </style:style>
    <style:style style:name="T45" style:family="text">
      <style:text-properties officeooo:rsid="003e9f45"/>
    </style:style>
    <style:style style:name="T46" style:family="text">
      <style:text-properties officeooo:rsid="003f78e9"/>
    </style:style>
    <style:style style:name="T47" style:family="text">
      <style:text-properties officeooo:rsid="003fac97"/>
    </style:style>
    <style:style style:name="T48" style:family="text">
      <style:text-properties officeooo:rsid="0040ffa4"/>
    </style:style>
    <style:style style:name="T49" style:family="text">
      <style:text-properties officeooo:rsid="0041a842"/>
    </style:style>
    <style:style style:name="T50" style:family="text">
      <style:text-properties officeooo:rsid="00428e2d"/>
    </style:style>
    <style:style style:name="T51" style:family="text">
      <style:text-properties officeooo:rsid="004365c6"/>
    </style:style>
    <style:style style:name="T52" style:family="text">
      <style:text-properties officeooo:rsid="00467a0d"/>
    </style:style>
    <style:style style:name="T53" style:family="text">
      <style:text-properties officeooo:rsid="0047f2c5"/>
    </style:style>
    <style:style style:name="T54" style:family="text">
      <style:text-properties officeooo:rsid="00483091"/>
    </style:style>
    <style:style style:name="T55" style:family="text">
      <style:text-properties officeooo:rsid="00497340"/>
    </style:style>
    <style:style style:name="T56" style:family="text">
      <style:text-properties style:text-underline-style="solid" style:text-underline-width="auto" style:text-underline-color="font-color"/>
    </style:style>
    <style:style style:name="T57" style:family="text">
      <style:text-properties officeooo:rsid="004a2a28"/>
    </style:style>
    <style:style style:name="T58" style:family="text">
      <style:text-properties officeooo:rsid="004a5c13"/>
    </style:style>
    <style:style style:name="T59" style:family="text">
      <style:text-properties officeooo:rsid="004aa2ce"/>
    </style:style>
    <style:style style:name="T60" style:family="text">
      <style:text-properties officeooo:rsid="004bf1c3"/>
    </style:style>
    <style:style style:name="T61" style:family="text">
      <style:text-properties officeooo:rsid="004c0bc1"/>
    </style:style>
    <style:style style:name="T62" style:family="text">
      <style:text-properties officeooo:rsid="004d53e1"/>
    </style:style>
    <style:style style:name="T63" style:family="text">
      <style:text-properties officeooo:rsid="004f4259"/>
    </style:style>
    <style:style style:name="T64" style:family="text">
      <style:text-properties officeooo:rsid="00513b59"/>
    </style:style>
    <style:style style:name="T65" style:family="text">
      <style:text-properties officeooo:rsid="0051ff9f"/>
    </style:style>
    <style:style style:name="T66" style:family="text">
      <style:text-properties officeooo:rsid="005397d2"/>
    </style:style>
    <style:style style:name="T67" style:family="text">
      <style:text-properties officeooo:rsid="0053c017"/>
    </style:style>
    <style:style style:name="T68" style:family="text">
      <style:text-properties officeooo:rsid="00557dc1"/>
    </style:style>
    <style:style style:name="T69" style:family="text">
      <style:text-properties officeooo:rsid="00559474"/>
    </style:style>
    <style:style style:name="T70" style:family="text">
      <style:text-properties officeooo:rsid="00566db1"/>
    </style:style>
    <style:style style:name="T71" style:family="text">
      <style:text-properties officeooo:rsid="0058336a"/>
    </style:style>
    <style:style style:name="T72" style:family="text">
      <style:text-properties officeooo:rsid="005872e4"/>
    </style:style>
    <style:style style:name="T73" style:family="text">
      <style:text-properties officeooo:rsid="0058a0ef"/>
    </style:style>
    <style:style style:name="T74" style:family="text">
      <style:text-properties officeooo:rsid="00599f5f"/>
    </style:style>
    <style:style style:name="T75" style:family="text">
      <style:text-properties officeooo:rsid="0059a62b"/>
    </style:style>
    <style:style style:name="T76" style:family="text">
      <style:text-properties officeooo:rsid="005b6206"/>
    </style:style>
    <style:style style:name="T77" style:family="text">
      <style:text-properties officeooo:rsid="005d0ee0"/>
    </style:style>
    <style:style style:name="T78" style:family="text">
      <style:text-properties officeooo:rsid="005e5f86"/>
    </style:style>
    <style:style style:name="T79" style:family="text">
      <style:text-properties officeooo:rsid="005ef02a"/>
    </style:style>
    <style:style style:name="T80" style:family="text">
      <style:text-properties officeooo:rsid="00607812"/>
    </style:style>
    <style:style style:name="T81" style:family="text">
      <style:text-properties officeooo:rsid="0060cc6a"/>
    </style:style>
    <style:style style:name="T82" style:family="text">
      <style:text-properties officeooo:rsid="006267d7"/>
    </style:style>
    <style:style style:name="T83" style:family="text">
      <style:text-properties officeooo:rsid="0063cda1"/>
    </style:style>
    <style:style style:name="T84" style:family="text">
      <style:text-properties officeooo:rsid="0064b384"/>
    </style:style>
    <style:style style:name="T85" style:family="text">
      <style:text-properties officeooo:rsid="006688db"/>
    </style:style>
    <style:style style:name="T86" style:family="text">
      <style:text-properties officeooo:rsid="00684a45"/>
    </style:style>
    <style:style style:name="T87" style:family="text">
      <style:text-properties officeooo:rsid="0069a511"/>
    </style:style>
    <style:style style:name="T88" style:family="text">
      <style:text-properties officeooo:rsid="006c1457"/>
    </style:style>
    <style:style style:name="T89" style:family="text">
      <style:text-properties officeooo:rsid="006d7548"/>
    </style:style>
    <style:style style:name="T90" style:family="text">
      <style:text-properties officeooo:rsid="006deb2b"/>
    </style:style>
    <style:style style:name="T91" style:family="text">
      <style:text-properties officeooo:rsid="006fc3ef"/>
    </style:style>
    <style:style style:name="T92" style:family="text">
      <style:text-properties officeooo:rsid="00703b5e"/>
    </style:style>
    <style:style style:name="T93" style:family="text">
      <style:text-properties officeooo:rsid="0070cf7c"/>
    </style:style>
    <style:style style:name="T94" style:family="text">
      <style:text-properties officeooo:rsid="0071ed7f"/>
    </style:style>
    <style:style style:name="T95" style:family="text">
      <style:text-properties officeooo:rsid="0072ca33"/>
    </style:style>
    <style:style style:name="T96" style:family="text">
      <style:text-properties officeooo:rsid="007466ff"/>
    </style:style>
    <style:style style:name="T97" style:family="text">
      <style:text-properties officeooo:rsid="0075c067"/>
    </style:style>
    <style:style style:name="T98" style:family="text">
      <style:text-properties officeooo:rsid="00765c87"/>
    </style:style>
    <style:style style:name="T99" style:family="text">
      <style:text-properties officeooo:rsid="0076b32f"/>
    </style:style>
    <style:style style:name="T100" style:family="text">
      <style:text-properties officeooo:rsid="00780b98"/>
    </style:style>
    <style:style style:name="T101" style:family="text">
      <style:text-properties officeooo:rsid="0078b3af"/>
    </style:style>
    <style:style style:name="T102" style:family="text">
      <style:text-properties officeooo:rsid="0079af2a"/>
    </style:style>
    <style:style style:name="T103" style:family="text">
      <style:text-properties officeooo:rsid="007ac3a0"/>
    </style:style>
    <style:style style:name="T104" style:family="text">
      <style:text-properties officeooo:rsid="007cfc41"/>
    </style:style>
    <style:style style:name="T105" style:family="text">
      <style:text-properties officeooo:rsid="007d5710"/>
    </style:style>
    <style:style style:name="T106" style:family="text">
      <style:text-properties officeooo:rsid="007e6c0e"/>
    </style:style>
    <style:style style:name="T107" style:family="text">
      <style:text-properties officeooo:rsid="007e76de"/>
    </style:style>
    <style:style style:name="T108" style:family="text">
      <style:text-properties officeooo:rsid="007f95b7"/>
    </style:style>
    <style:style style:name="T109" style:family="text">
      <style:text-properties officeooo:rsid="007fc450"/>
    </style:style>
    <style:style style:name="T110" style:family="text">
      <style:text-properties officeooo:rsid="008134f9"/>
    </style:style>
    <style:style style:name="T111" style:family="text">
      <style:text-properties officeooo:rsid="00815159"/>
    </style:style>
    <style:style style:name="T112" style:family="text">
      <style:text-properties officeooo:rsid="0083966b"/>
    </style:style>
    <style:style style:name="T113" style:family="text">
      <style:text-properties officeooo:rsid="00854bc6"/>
    </style:style>
    <style:style style:name="T114" style:family="text">
      <style:text-properties fo:font-size="28pt" style:font-size-asian="28pt" style:font-size-complex="28pt"/>
    </style:style>
    <style:style style:name="T115" style:family="text">
      <style:text-properties fo:font-size="28pt" officeooo:rsid="00385757" style:font-size-asian="28pt" style:font-size-complex="28pt"/>
    </style:style>
    <style:style style:name="T116" style:family="text">
      <style:text-properties fo:font-size="20pt" style:font-size-asian="20pt" style:font-size-complex="20pt"/>
    </style:style>
    <style:style style:name="T117" style:family="text">
      <style:text-properties fo:font-size="20pt" officeooo:rsid="00385757" style:font-size-asian="20pt" style:font-size-complex="20pt"/>
    </style:style>
    <style:style style:name="T118" style:family="text">
      <style:text-properties fo:font-size="20pt" officeooo:rsid="00861029" style:font-size-asian="20pt" style:font-size-complex="20pt"/>
    </style:style>
    <style:style style:name="T119" style:family="text">
      <style:text-properties officeooo:rsid="008a22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Yumeno-Kyuusaku---Me-wo-Hiraku--trad</text:p>
      <text:p text:style-name="P35"><text:span text:style-name="T34">.<text:line-break/>..<text:line-break/>...</text:span><text:line-break/><text:span text:style-name="T114">眼を開く<text:line-break/></text:span><text:span text:style-name="T115">Ouvrir les Yeux</text:span><text:line-break/><text:span text:style-name="T34">...<text:line-break/>...</text:span><text:line-break/><text:span text:style-name="T116">夢野久作<text:line-break/></text:span><text:span text:style-name="T117">Y</text:span><text:span text:style-name="T118">umeno</text:span><text:span text:style-name="T117"> Ky</text:span><text:span text:style-name="T22">ûsaku</text:span><text:line-break/><text:span text:style-name="T34">…<text:line-break/>..<text:line-break/>.</text:span></text:p>
      <text:p text:style-name="Text_20_body"/>
      <text:p text:style-name="Text_20_body"/>
      <text:p text:style-name="Text_20_body"/>
      <text:p text:style-name="P36">https://aozorashoin.com/title/2098 </text:p>
      <text:p text:style-name="P36">「逓信協会雑誌」 1935（昭和10）年10月号</text:p>
      <text:p text:style-name="P38">Revue de l’Association des Postes et Télécommunications, Octobre 1935</text:p>
      <text:p text:style-name="P36"/>
      <text:h text:style-name="Heading_20_1" text:outline-level="1">眼を開く</text:h>
      <text:p text:style-name="Text_20_body">私は若い時分に、創作に専心したいために或る山奥の空家に引込んで、自炊生活をやったことがある。そうしてその時に、人間というものの極く僅かばかりの不注意とか、手遅れとかいうものが、如何に深刻な悲劇を構成するものであるかということをシミジミ思い知らせられる出来事にぶつかったものである。 </text:p>
      <text:p text:style-name="Text_20_body"><text:span text:style-name="T35">Dans ma jeunesse, voulant me consacrer à l'écriture, j</text:span>'ai vécu <text:span text:style-name="T36">pendant quelque temps</text:span> <text:span text:style-name="T36">reclus</text:span> dans une maison abandonnée au fond des montagnes, <text:span text:style-name="T31">en</text:span> aut<text:span text:style-name="T31">arcie</text:span>. C'est à ce<text:span text:style-name="T35">tte époque</text:span> que j'ai été confronté à un événement qui m'a fait prendre conscience de la façon dont une négligence, même minime, ou un <text:span text:style-name="T35">léger </text:span>retard, peu<text:span text:style-name="T35">ven</text:span>t conduire à une tragédie d’une gravité insoupçonnée.</text:p>
      <text:p text:style-name="Text_20_body">つまり私は、そうした隠遁生活をして、浮世離れた創作に熱中していたために、法律にかからない一つの殺人罪を犯したのであった。そうして私の良心の片隅に、生涯忘れることの出来ない深い疵きずを残したのであった。 </text:p>
      <text:p text:style-name="Text_20_body">En d'autres termes, alors que je menais cette vie d'ermite, absorbé par une création détachée du monde, j'ai commis une <text:span text:style-name="T36">un</text:span> meurtre qui <text:span text:style-name="T45">a </text:span><text:span text:style-name="T36">échapp</text:span><text:span text:style-name="T45">é</text:span><text:span text:style-name="T36"> à</text:span> la loi. Et cela a laissé dans un coin de ma conscience une cicatrice profonde, impossible à oublier pour le reste de ma vie. </text:p>
      <text:p text:style-name="Text_20_body">その私が隠遁生活をしていた場所というのは、山の麓の村落から谿谷の間の岨道<text:span text:style-name="T56">そばみち</text:span>を、一里ばかり上った処に在る或る富豪の別荘で、荒れ果てた西洋風の花壇や、温突<text:span text:style-name="T56">オンドル</text:span>仕掛にした立派な浴室附の寝室が在ったが、私は、その枯れ残った秋草の花の身に泌むような色彩を見下す寝室の窓の前に机を据え、米や塩や、乾物、缶詰なぞいう食料品を多量に運び込み、温突<text:span text:style-name="T56">オンドル</text:span>用の薪を山積して、丸一ひと冬をその中で過す準備を整え、毎日毎日ペンを走らした原稿紙が十枚十五枚と分厚く溜まるのを、吝<text:span text:style-name="T56">けち</text:span>ん坊<text:span text:style-name="T56">ぼ</text:span>が金を溜めるような気持で楽しんでいた。 </text:p>
      <text:p text:style-name="Text_20_body">L'endroit où j<text:span text:style-name="T36">e</text:span> v<text:span text:style-name="T36">ivait </text:span><text:span text:style-name="T32">ainsi reclus</text:span> était une villa appartenant à un riche <text:span text:style-name="T36">notable</text:span>, située à environ un ri (environ 3,9 km) du village au pied de la montagne, <text:span text:style-name="T41">qu’on rejoignait par u</text:span>n <text:span text:style-name="T41">sentier</text:span> <text:soft-page-break/>escarpé <text:span text:style-name="T41">passant par</text:span> <text:span text:style-name="T41">d</text:span>es <text:span text:style-name="T41">gorges</text:span>. Il y avait un jardin <text:span text:style-name="T36">à l’</text:span>occidental <text:span text:style-name="T40">laissé à l’</text:span><text:span text:style-name="T36">abandon,</text:span> <text:span text:style-name="T40">et </text:span><text:span text:style-name="T45">une</text:span> chambre à coucher <text:span text:style-name="T40">dotée <text:s/>d’une magnifique salle de bain équipée d’</text:span>un <text:span text:style-name="T37">ondol</text:span> (système de chauffage coréen par le sol). J'a<text:span text:style-name="T36">va</text:span>i<text:span text:style-name="T36">s</text:span> installé <text:span text:style-name="T36">mon</text:span> bureau d<text:span text:style-name="T45">ans</text:span> cette chambre devant la fenêtre, d'où je pouvais voir les couleurs <text:span text:style-name="T40">subtil</text:span>es des fleurs d'automne fanées. J'a<text:span text:style-name="T41">va</text:span>i<text:span text:style-name="T41">s</text:span> <text:span text:style-name="T41">ap</text:span>porté une grande quantité de provisions, du riz, du sel, des aliments séchés et des conserves, et j'a<text:span text:style-name="T41">vais</text:span> e<text:span text:style-name="T41">mpil</text:span>é du bois de chauffage pour l'ondol, me préparant <text:span text:style-name="T45">ainsi </text:span>à passer <text:span text:style-name="T41">là-bas </text:span>tout l'hiver. <text:span text:style-name="T45">C</text:span><text:span text:style-name="T42">haque jour, </text:span>laissa<text:span text:style-name="T45">nt</text:span> courir ma plume sur le papier, <text:span text:style-name="T45">je </text:span><text:span text:style-name="T42">remplissa</text:span><text:span text:style-name="T45">i</text:span><text:span text:style-name="T53">s</text:span><text:span text:style-name="T42"> dix à quinze pages de</text:span><text:span text:style-name="T43"> </text:span><text:span text:style-name="T44">manuscrit <text:s/></text:span>et <text:s/>je prenais plaisir à <text:span text:style-name="T45">les </text:span>voir s’accumuler, <text:span text:style-name="T42">comme </text:span>un avare qui <text:span text:style-name="T42">amasse de l’</text:span>argent.</text:p>
      <text:p text:style-name="Footer">*隠遁生活 [いんとんせいかつ] a reclusive life</text:p>
      <text:p text:style-name="Footer">*岨道, 岨路 [そばみち, そわみち] steep mountain road</text:p>
      <text:p text:style-name="P32">もちろん村役場に寄留届も出さず、村の区長さんへの挨拶も略していたが、しかしその村から三里ばかり離れた町の郵便局には、自身でわざわざ出頭して、局長に面会し、郵便物の配達を頼むことを忘れなかった。何故かというと私はドンナに辺鄙<text:span text:style-name="T56">へんぴ</text:span>な処に居ても、新聞を見ないと、その一日が何となく生き甲斐の無いような気がする習慣が付いていたので、ほかの手紙や何かはともかく、五厘<text:span text:style-name="T56">りん</text:span>切手を貼った新聞だけは必ず、間違いなく届けてもらえるように頼んでおいた。 </text:p>
      <text:p text:style-name="Footer">*辺鄙 [へんぴ] hard to reach place; remote place</text:p>
      <text:p text:style-name="Text_20_body">Bien sûr, je n'avais pas déposé de déclaration de résidence au bureau du village et j'avais omis de saluer le chef de <text:span text:style-name="T42">district</text:span>, mais je n'a<text:span text:style-name="T23">vais</text:span> pas oublié de me rendre en personne au bureau de poste d’<text:span text:style-name="T42">une</text:span> ville <text:span text:style-name="T42">située </text:span>à environ trois ri d<text:span text:style-name="T42">u village</text:span>, pour rencontrer le directeur et lui demander de <text:span text:style-name="T42">bien vouloir faire livrer</text:span> mon courrier. <text:span text:style-name="T23">En effet, </text:span>j'avais pris l'habitude, même dans un endroit aussi isolé, de ne pas passer une journée sans lire le journal, <text:span text:style-name="T46">considérant qu’une </text:span>journée <text:span text:style-name="T46">sans journal </text:span>était en quelque sorte dépourvue de raison d'être. J'a<text:span text:style-name="T46">va</text:span>i<text:span text:style-name="T46">s</text:span> donc demandé qu'on me livre <text:span text:style-name="T46">sans faute</text:span> le journal, <text:span text:style-name="T46">affranchi d’</text:span>un timbre de cinq rin, <text:span text:style-name="T46">quitte à laisser de c</text:span><text:span text:style-name="T4">ôté</text:span> <text:span text:style-name="T46">l</text:span>es autres lettres <text:span text:style-name="T46">et correspondances</text:span>.</text:p>
      <text:p text:style-name="Text_20_body">その郵便局の局長さんは、まだ二十代の若い人であったが、話ぶりを聞くとそこいらでも一流の文学青年らしく、あまり有名でもない私の名前<text:soft-page-break/>をよく知っていて、非常にペコペコして三拝九拝しながら私が持って行った手土産の菓子箱を受取ったものであった。 </text:p>
      <text:p text:style-name="Text_20_body">そうした若い局長さんの命令を一人の中年の郵便配達手がイトモ忠実に実行してくれた。 </text:p>
      <text:p text:style-name="Text_20_body">Le directeur d<text:span text:style-name="T1">u</text:span> bureau de poste était un jeune homme d'une vingtaine d'années, <text:span text:style-name="T46">qui</text:span>, à en juger par sa façon de parler, semblait être un jeune <text:s/>intellectuel passionné de littérature, assez cultivé pour la région. Il connaissait <text:span text:style-name="T46">bien </text:span>mon nom, qui <text:span text:style-name="T32">pourtant </text:span>n'était pas très connu, et <text:s/>il m’accueilli<text:span text:style-name="T47">t</text:span> avec une grande déférence, s’inclinant à plusieurs reprises tout en acceptant avec gratitude la boîte de pâtisseries que je lui avais apportée en cadeau.</text:p>
      <text:p text:style-name="Text_20_body">Un facteur, <text:span text:style-name="T1">plus </text:span><text:span text:style-name="T2">âgé,</text:span> <text:span text:style-name="T54">suivant les</text:span> ordres d<text:span text:style-name="T47">u</text:span> jeune directeur, s<text:span text:style-name="T47">e</text:span> charg<text:span text:style-name="T47">ea</text:span> de livrer mon courrier avec diligence.</text:p>
      <text:p text:style-name="P2">その郵便配達手君は青島<text:span text:style-name="T56">チンタオ</text:span>戦争の生残りという歩兵軍曹であった。機関銃にひっかけられたとかで、右の腕が附根の処から無くなり、左手の食指と、中指と、薬指の三本も亦<text:span text:style-name="T56">また</text:span>、砲弾の破片に千切られて、今は金鵄<text:span text:style-name="T56">きんし</text:span>勲章の年金を貰いながら郵便配達をやっているという話で、見るからに骨格の逞ましい、利かん気らしい、人相の悪いオジサンであった。身長もなかなか大きく五尺七八寸もあったろうか。それが巻ゲートルに地下足袋を穿はいて、毎朝十一時前後にやって来る。そうして私の寝室の入口を押開けて、上り口に突立つと、不動の姿勢を執りながらギックリと上体を屈めて敬礼し、前にまわした鞄<text:span text:style-name="T56">かばん</text:span>の中から郵便や、新聞や、雑誌の束を取出して恭<text:span text:style-name="T56">うやうや</text:span>しく私の手の届く処に差し置き、今一度謹しんで不動の姿勢を執って敬礼し、汚ない日本手拭で汗を拭き拭き立去るのであった。 </text:p>
      <text:p text:style-name="Text_20_body">しかも、そうした配達手君の敬礼は多分、あの文学青年の局長さんの私に対する敬意のお取次であったらしいことを想うと、私はいつも微笑<text:span text:style-name="T56">ほほえ</text:span>ましくなるのであった。 </text:p>
      <text:p text:style-name="P27">*金鵄勲章 [きんしくんしょう] Order of the Golden Kite</text:p>
      <text:p text:style-name="P27">*恭しい [うやうやしい] polite; respectful; reverent</text:p>
      <text:p text:style-name="Text_20_body">Ce facteur était un <text:span text:style-name="T32">ancien </text:span>sergent d'infanterie, <text:span text:style-name="T47">rescapé de</text:span> la guerre de <text:span text:style-name="T47">Ts</text:span>ing<text:span text:style-name="T47">t</text:span>ao. Il avait perdu son bras droit <text:span text:style-name="T32">jusqu’</text:span>à l’<text:span text:style-name="T32">épaule</text:span>, apparemment à cause d'un <text:span text:style-name="T32">tir de</text:span> mitrailleuse, et trois <text:soft-page-break/>doigts de sa main gauche - l'index, le majeur et l'annulaire – arrachés par des éclats d'obus. On <text:span text:style-name="T47">me dit</text:span> qu'il travaillait comme facteur tout en recevant une pension de l'Ordre du Milan d'or. C’était un homme d’apparence robuste, au caractère vif et au visage peu avenant. Il était assez grand, mesurant probablement cinq shaku <text:span text:style-name="T49">et </text:span>sept ou huit sun (1m70 à 1m75). Il portait des guêtres enroulées et des <text:span text:style-name="T37">jika-tabi</text:span> (chaussettes-chaussures japonaises) et arrivait chaque matin vers onze heures. Il ouvrait <text:span text:style-name="T109">alors </text:span>la porte de ma chambre, se tenait droit sur le seuil, inclinait le haut de son corps d'un <text:span text:style-name="T109">geste</text:span> sec en signe de salut, prenait dans le sac qu'il portait devant lui un paquet de lettres, de journaux <text:span text:style-name="T109">ou</text:span> de magazines <text:span text:style-name="T50">et</text:span> le plaçait respectueusement à <text:span text:style-name="T47">ma </text:span>portée. Ensuite, il reprenait une posture immobile, saluait à nouveau avec déférence, <text:span text:style-name="T48">et </text:span>s'en allait en essuyant sa sueur avec une serviette japonaise sale.</text:p>
      <text:p text:style-name="Text_20_body"><text:span text:style-name="T48">P</text:span>ensant que <text:span text:style-name="T109">sa façon de</text:span> salu<text:span text:style-name="T109">er</text:span> <text:span text:style-name="T48">pouvait correspondre à</text:span> une <text:span text:style-name="T48">marque de</text:span> courtoisie <text:span text:style-name="T50">de la part du</text:span><text:span text:style-name="T48"> </text:span>jeune directeur <text:span text:style-name="T48">amateur de </text:span>littéra<text:span text:style-name="T48">ture</text:span>, je ne pouvais m'empêcher de sourire.</text:p>
      <text:p text:style-name="P33">最初の中<text:span text:style-name="T56">うち</text:span>、私はそうした配達手君の敬礼に対して、机の前に座ったまま、必ず目礼を返すことにしていたが、その中<text:span text:style-name="T56">うち</text:span>にだんだんと疎<text:span text:style-name="T56">おろ</text:span>そかになって来た。仕事に夢中になっている時なぞ、振向いて見る余裕すら無いことが度々あるようになった。しまいにはいつ頃来て郵便物を置いて立去ったのか、わからない中<text:span text:style-name="T56">うち</text:span>に日暮れ方になって、フト傍の封のままの新聞を見て、まだ昼食も夕食も喰っていないことを思い出し、急に空腹を感ずるようなことを一度ならず経験するようになった。その配達手君の出入りを、窓の隙間から這入って来た風ほどにも感じないようになってしまったものであるが、それでも配達手君は毎日毎日忠実、正確に往復八里の山坂をその健脚に任せて私のために、僅か二通か三通の郵便物を運んで来た。二三日分溜めて持って来るようなことは一度もないのであった。 </text:p>
      <text:p text:style-name="P12">Au début, je répond<text:span text:style-name="T54">ais toujours au salut du facteur</text:span> par un signe de tête, tout en restant assis <text:span text:style-name="T54">à </text:span>mon bureau, mais je dev<text:span text:style-name="T54">int</text:span> peu à peu <text:span text:style-name="T109">plus </text:span>négligent. <text:span text:style-name="T54">Souvent, absorbé par mon travail, </text:span>je n<text:span text:style-name="T54">e prenais </text:span>même pas le temps de me retourner pour <text:span text:style-name="T54">le </text:span>regarder. Finalement, il arrivait que je ne remarque même plus à quel moment il était venu déposer le courrier et repartir. Ce n’est qu’en voyant le journal encore scellé à côté de moi, alors que le soir tombait, que je me rendais compte que je n’avais <text:soft-page-break/>encore pris ni déjeuner ni dîner, et je ressentais soudain une faim intense. J<text:span text:style-name="T55">e finissais par ne pas </text:span><text:span text:style-name="T6">être plus conscient de</text:span> l<text:span text:style-name="T55">a présence</text:span> d<text:span text:style-name="T52">u</text:span> facteur que <text:span text:style-name="T55">du</text:span> vent se faufil<text:span text:style-name="T55">ant</text:span> par l<text:span text:style-name="T52">es i</text:span>nterstice<text:span text:style-name="T52">s</text:span> de la fenêtre. Et pourtant, <text:span text:style-name="T109">ce</text:span> facteur, jour après jour, fidèlement et ponctuellement, confiant en ses jambes robustes, parcourait <text:span text:style-name="T50">huit </text:span><text:span text:style-name="T38">ri</text:span><text:span text:style-name="T55"> </text:span><text:span text:style-name="T50">(environ 31,5 km) </text:span><text:span text:style-name="T57">de chemins de montagne</text:span> <text:span text:style-name="T51">pour m’app</text:span><text:span text:style-name="T52">o</text:span><text:span text:style-name="T51">rter</text:span> <text:span text:style-name="T55">(</text:span>seulement<text:span text:style-name="T55">)</text:span> deux ou trois lettres. <text:span text:style-name="T51">J</text:span>amais <text:span text:style-name="T51">i</text:span>l n'arriv<text:span text:style-name="T51">a</text:span> qu'il les apporte groupées sur deux ou trois jours.</text:p>
      <text:p text:style-name="P12">性来無口の私は、その配達手君と物をいったことがなかった。先方から、つつましやかに、 </text:p>
      <text:p text:style-name="Text_20_body">「お早よう御座います」 </text:p>
      <text:p text:style-name="P33">とか何とか言葉をかけられても、頭の中に創作の内容を一パイに渦巻かせていた私はただ「ああ」とか「うう」とかいったような言葉にならない返事をして、ちょっと頭を下げる位が関の山であった。「御苦労さん」なぞいう挨拶がましいことを云ったことは一度もなかったのだから、金鵄勲章の配達手君にとっては嘸<text:span text:style-name="T56">さぞ</text:span>かし傲慢な、生意気な青二才に見えたであろう。 </text:p>
      <text:p text:style-name="Footer">*嘸<text:span text:style-name="T56">さぞ</text:span>かし (uk) certainly; surely</text:p>
      <text:p text:style-name="Footer">*傲慢 [ごうまん] haughty; arrogant; insolent; proud</text:p>
      <text:p text:style-name="Text_20_body"><text:span text:style-name="T24">Étant </text:span><text:span text:style-name="T50">moi-m</text:span><text:span text:style-name="T5">ême </text:span><text:span text:style-name="T24">d</text:span>e nature <text:span text:style-name="T57">peu loquace</text:span>, je n'ai jamais <text:span text:style-name="T109">de vraie conversation</text:span> avec <text:span text:style-name="T109">lui</text:span>. Même lorsqu'il me saluait discrètement par un "Bonjour" ou quelque chose de ce genre, mon esprit était tellement absorbé par le tourbillon de mes pensées créatives que je ne répondais que par un "Ah" ou un "Hum" inarticulés, <text:span text:style-name="T50">avec, à la limite,</text:span> un léger signe de tête. <text:s/>Je n’ai jamais <text:span text:style-name="T57">pris la peine de lui </text:span>adress<text:span text:style-name="T57">er</text:span> un mot de remerciement comme "Merci pour votre <text:span text:style-name="T57">travail</text:span>", et il est fort probable que, pour ce facteur décoré de l'Ordre du Milan d'<text:span text:style-name="T112">O</text:span>r, j’appara<text:span text:style-name="T112">issait</text:span> comme un jeune homme arrogant et impertinent.</text:p>
      <text:p text:style-name="P3">その中に私の創作の方はグングン進行して、遠からず脱稿しそうになって来たので、いささか安心したのであろう。或る寒い朝のことフッと気が付いてペンを投げ棄て、窓の外を覗いてみると、外は一面の樹氷<text:span text:style-name="T56">じゅひょう</text:span>で、その中にチラホラと梅が咲いているのに驚いた。最早もう、新の正月が過ぎて、大寒に入っているのであろう。 </text:p>
      <text:p text:style-name="Text_20_body">私は毎日、仕事に疲れて来ると、思い出したように外に出て、温突<text:span text:style-name="T56">オ</text:span><text:soft-page-break/><text:span text:style-name="T56">ンドル</text:span>の下に薪をドシドシ投込み、寝室の中を息苦しい程熱くして、夜の寒気に備えるようにしていたものであるが、その間も頭の中では創作のことばかり考えていたので、コンナに雪が深くなっていようとは夢にも気が付かずにいた。まったくこの谿谷は、冬中雪に封鎖<text:span text:style-name="T56">とざ</text:span>されているものらしかった。 </text:p>
      <text:p text:style-name="Text_20_body">しかし、それでも愚かな私は、その零下何度の雪の中をキチンキチンと毎日、職務を守って来るあの郵便配達手君の努力に対しては、全然、爪の垢ほども考え及ばなかった。これは万事便利ずくめに育っている都会人の特徴であったろう。思えば都会人というものは生れながらにして民百姓の労苦を知らない残忍な性格を持っていると云っていい。 </text:p>
      <text:p text:style-name="Text_20_body"><text:span text:style-name="T58">Dans ces conditions</text:span>, mon travail d'écriture progressait à grands pas et <text:span text:style-name="T59">mon manuscrit </text:span>semblait sur le point d'être <text:span text:style-name="T7"><text:s/></text:span>achevé, ce qui <text:s/>me procurait un certain soulagement. Un matin froid, j'ai soudain réalisé quelque chose, j<text:span text:style-name="T59">e posai</text:span> mon stylo et, regardant par la fenêtre, j<text:span text:style-name="T59">e fus</text:span> surpris de voir l<text:span text:style-name="T59">e paysage </text:span>extérieur couvert de givre, avec quelques pruniers en fleurs ici et là. <text:span text:style-name="T59">On était</text:span> déjà après le Nouvel An et <text:span text:style-name="T59">on </text:span>entr<text:span text:style-name="T59">ait</text:span> dans la période du grand froid.</text:p>
      <text:p text:style-name="Text_20_body">Chaque jour, lorsque j'étais fatigué de travailler, je sortais <text:span text:style-name="T60">pour mettre des b</text:span><text:span text:style-name="T8">ûches</text:span> sous l'<text:span text:style-name="T37">ondol</text:span>, <text:span text:style-name="T60">et </text:span>rend<text:span text:style-name="T60">re ainsi</text:span> l'intérieur de la chambre étouffant de chaleur pour me préparer au froid de la nuit. <text:span text:style-name="T60">À ces moments</text:span>, ne pensa<text:span text:style-name="T60">nt</text:span> qu'à mon travail d'écriture, je n<text:span text:style-name="T60">e réalisais</text:span> <text:span text:style-name="T60">pas combien</text:span> la neige était devenue <text:s/>profonde. Il semblait que <text:span text:style-name="T60">la</text:span> vallée <text:span text:style-name="T60">allait </text:span><text:span text:style-name="T8">être</text:span> complètement bloquée par la neige tout l'hiver.</text:p>
      <text:p text:style-name="Text_20_body">Pourtant, même ainsi, l'idée ne m'a pas effleuré un seul instant de penser à l'effort de ce facteur qui, malgré la neige et le froid, <text:span text:style-name="T60">les températures </text:span>en dessous de zéro, accomplissait chaque jour son travail avec diligence et ponctualité. C'é<text:span text:style-name="T50">s</text:span>t probablement <text:span text:style-name="T50">ty</text:span><text:span text:style-name="T5">pique</text:span> des citadins <text:span text:style-name="T61">habitués à vivre </text:span>dans le confort. On p<text:span text:style-name="T61">ourrai</text:span>t dire que, <text:span text:style-name="T61">de naissance,</text:span> les citadins, <text:span text:style-name="T61">en </text:span>ignor<text:span text:style-name="T61">ant</text:span> les <text:span text:style-name="T61">peines </text:span>des <text:span text:style-name="T61">gens dupeuple, sont bien cruels</text:span>.</text:p>
      <text:p text:style-name="Footer">*樹氷 [じゅひょう] frost on trees; hoarfrost (on trees)</text:p>
      <text:p text:style-name="Footer">*封鎖 [ふうさ] blockade; lockdown; sealing off (an area)</text:p>
      <text:p text:style-name="P3">のみならず私はこの郵便配達手君を一種の白痴ではないかとすら考えていた。生れながらに両親を喪い、この我利我利道徳一点張りの世の中に<text:soft-page-break/>曝されて、眼も口も開かぬくらいセチ辛い目にイジメ附けられたお蔭で、人間一切の美徳や仁義孝義を、人間本来の我利我利心理を包むオブラートかカプセルぐらいにしか考えていなかった私は、こうした郵便配達手君の郵便物に対する生き一本の単純な誠意、もしくは生命いのちがけの冒険で雪を押分けて運んで来る正義観念を理解し得よう筈がなかった。多分それは自分の生活を擁護するための熱意で、局長の御機嫌を取り、村人の信用を博するために骨を折っている一種の哀れむべき自家広告術ぐらいのものであろう。さもなければ愚鈍な、単純な人間によく見受ける一種の職業偏執狂で、この配達手君の場合では一種の配達偏執狂マニアともいうべきものではないか！　ぐらいにしか考えていなかった。 </text:p>
      <text:p text:style-name="P3"><text:span text:style-name="T61">De plus,</text:span> j<text:span text:style-name="T62">e me demandais si</text:span> ce facteur <text:span text:style-name="T62">n’était pas au fond </text:span>une sorte d'idiot. <text:span text:style-name="T63">Ayant perdu</text:span> <text:span text:style-name="T63">m</text:span>es parents dès <text:span text:style-name="T63">l</text:span>a naissance, exposé à ce monde où seul le profit compte, et ayant subi des brimades et des difficultés au point de ne pouvoir ni ouvrir les yeux ni la bouche, <text:span text:style-name="T63">j’en étais venu à </text:span>considér<text:span text:style-name="T63">er</text:span> toutes les vertus humaines, la bienveillance et la piété filiale comme <text:span text:style-name="T63">de simples </text:span>enveloppe<text:span text:style-name="T63">s</text:span> ou capsule<text:span text:style-name="T63">s</text:span> dissimulant la nature fondamentalement égoïste de l'homme. <text:span text:style-name="T63">Aussi, comment aurais-je pu </text:span>comprendre la sincérité absolue de ce facteur envers <text:span text:style-name="T63">son travail</text:span>, ou son sens de la justice qui le poussait à braver la neige au péril de sa vie pour livrer <text:span text:style-name="T63">le courrier ?</text:span> Je pensais que c'était probablement une sorte de pitoyable <text:span text:style-name="T63">stratégie pour se mettre en avant</text:span>, un zèle destiné à protéger son gagne-pain, à s'attirer les faveurs du directeur du bureau de poste et à gagner la confiance des villageois. Ou <text:span text:style-name="T63">peut-</text:span><text:span text:style-name="T9">être </text:span>était-<text:span text:style-name="T63">ce</text:span> une forme d'obsession professionnelle, que l'on observe souvent chez les personnes simples et <text:span text:style-name="T64">na</text:span><text:span text:style-name="T10">ïves</text:span>, ou, dans le cas de ce facteur, une sorte de mani<text:span text:style-name="T64">e</text:span> de la livraison, pour ainsi dire ! C'est à peu près ainsi que je le voyais.</text:p>
      <text:p text:style-name="P28">*我利我利 がりがり focusing on only one thing; obsessively</text:p>
      <text:p text:style-name="P28">*晒す, 曝す [さらす] to expose <text:span text:style-name="T113">to </text:span>(sun, public, danger, …</text:p>
      <text:p text:style-name="P28">*偏執狂 [へんしつきょう] monomania<text:span text:style-name="T113">c</text:span></text:p>
      <text:p text:style-name="P3">しかし、こうした私の利己的な、唯物弁証的な考え方は、間もなく打ぶっ突かった一つの大きな奇蹟のために、あとかたもなく打ち壊されて、それこそ立っても居ても居られぬくらい狼狽させられなければならなくなった。 </text:p>
      <text:p text:style-name="P29"><text:soft-page-break/>Cependant, <text:span text:style-name="T65">ma</text:span> façon de penser, égoïste et matérialiste dialectique, fut bientôt <text:span text:style-name="T65">complètement mise en pièces</text:span> par un grand miracle auquel je me suis <text:span text:style-name="T65">pour ainsi dire </text:span>heurté, <text:span text:style-name="T65">au point de </text:span>me <text:s/>retrouv<text:span text:style-name="T65">er</text:span> dans un état de confusion tel que je ne pouvais plus ni me tenir debout ni rester assis.</text:p>
      <text:p text:style-name="P18">*</text:p>
      <text:p text:style-name="Text_20_body">旧正月の四五日前の或る大雪の朝であったと思う。 </text:p>
      <text:p text:style-name="Text_20_body">例によって例の配達手君が置いて行った一塊の小包を開いて見ると、厳重に包装した木箱の中から、鋸屑<text:span text:style-name="T56">のこくず</text:span>に埋めた小さな二つの硝子<text:span text:style-name="T56">ガラス</text:span>瓶が出て来た。その一つには石炭酸と貼紙がしてあり、今一個の瓶は点眼用となっていて、何の貼紙もしてない。そのほかに安っぽい筒に入れた黒色のセルロイド眼鏡が一個出て来た。 </text:p>
      <text:p text:style-name="P29">私は思い出した。それはツイ二週間ほど前のことであった。いつもより、すこし遅目に這入<text:span text:style-name="T56">はい</text:span>って来た郵便配達手君を、何気なく振返って目礼を交した時に、その瞼がヒドク爛ただれて、左右の白眼が真赤に充血しているのを発見したので、私はハッとして思わず口を利いたのであった。</text:p>
      <text:p text:style-name="Footer">*鋸屑 [のこくず] sawdust </text:p>
      <text:p text:style-name="Text_20_body"><text:span text:style-name="T65">Cela se produisit</text:span>, si je me souviens bien, un matin de forte neige, qu<text:span text:style-name="T65">atre ou cinq</text:span> jours avant le Nouvel An lunaire.</text:p>
      <text:p text:style-name="Text_20_body">Comme d'habitude, j'a<text:span text:style-name="T65">vait</text:span> ouvert <text:span text:style-name="T65">le</text:span> petit paquet que le facteur avait déposé, et à l'intérieur, dans une boîte en bois soigneusement emballée, j<text:span text:style-name="T65">e</text:span> trouv<text:span text:style-name="T65">ai</text:span> deux petits flacons en verre <text:span text:style-name="T65">enfouis dans </text:span>de <text:span text:style-name="T65">la </text:span>sciur<text:span text:style-name="T65">e</text:span>. L'un portait <text:span text:style-name="T66">une </text:span>étiquette <text:span text:style-name="T66">marquée </text:span>"<text:span text:style-name="T66">Phénol</text:span>", et l'autre, <text:span text:style-name="T66">qui </text:span><text:span text:style-name="T71">devait</text:span><text:span text:style-name="T66"> </text:span><text:span text:style-name="T11">contenir des gouttes pour les yeux</text:span>, ne portait aucune autre inscription. Il y avait <text:span text:style-name="T66">en plus </text:span>une paire de lunettes en celluloïd noir bon marché dans un étui.</text:p>
      <text:p text:style-name="Text_20_body">Je me suis <text:span text:style-name="T66">alors </text:span>souvenu. C'était il y a à peine deux semaines. Alors <text:span text:style-name="T66">que</text:span> le facteur arriv<text:span text:style-name="T66">ait</text:span> un peu plus tard que d'habitude, <text:span text:style-name="T66">et</text:span> que je me retournais <text:span text:style-name="T66">machinale</text:span>ment pour <text:s/>l'accueillir d'un signe de tête, j'a<text:span text:style-name="T66">va</text:span>i<text:span text:style-name="T66">s</text:span> remarqué que ses paupières étaient gravement enflammées et que le blanc de ses yeux était injecté de sang. <text:span text:style-name="T66">S</text:span>urpris, <text:span text:style-name="T66">je n’avais </text:span>pu m'empêcher de lui adresser la parole.</text:p>
      <text:p text:style-name="P3">「オヤ。アンタは眼が悪いかね」 </text:p>
      <text:p text:style-name="Text_20_body">配達手君は今一度、念入りに敬礼した。 </text:p>
      <text:p text:style-name="Text_20_body">「ハイ。トラホームで御座います」 </text:p>
      <text:p text:style-name="Text_20_body"><text:soft-page-break/>私はイヨイヨ心の中で狼狽した。 </text:p>
      <text:p text:style-name="Text_20_body">「ナニ。トラホーム。ずっと前からかね」 </text:p>
      <text:p text:style-name="Text_20_body">「ハイ。古いもので御座います」 </text:p>
      <text:p text:style-name="Text_20_body">「医師<text:span text:style-name="T56">いしゃ</text:span>に見せたかね」 </text:p>
      <text:p text:style-name="Text_20_body">「ハイ。見せても治癒なおりませんので！　ヘエ」 </text:p>
      <text:p text:style-name="Text_20_body">「それあイカンね。早く何とかせぬと眼が潰れるぜ」 </text:p>
      <text:p text:style-name="Text_20_body">「ヘエ。このような大雪になりますと、眼が眩まばゆうて眩ゆうてシクシク痛みます。涙がポロポロ出て物が見えんようになります」 </text:p>
      <text:p text:style-name="Text_20_body">「ふうむ。困るな」 </text:p>
      <text:p text:style-name="Text_20_body">"Oh ! Vous avez des problèmes a<text:span text:style-name="T66">ux</text:span> yeux ?"</text:p>
      <text:p text:style-name="Text_20_body">Le facteur me salua à nouveau avec une grande politesse.</text:p>
      <text:p text:style-name="Text_20_body">"Oui, <text:span text:style-name="T66">c’est </text:span>un trachome."</text:p>
      <text:p text:style-name="Text_20_body">J<text:span text:style-name="T66">e fus</text:span> de plus en plus troublé intérieurement.</text:p>
      <text:p text:style-name="Text_20_body">"Quoi ? Un trachome ? Depuis longtemps ?"</text:p>
      <text:p text:style-name="Text_20_body">"Oui. C'est un <text:span text:style-name="T66">problème ancien</text:span>."</text:p>
      <text:p text:style-name="Text_20_body">"Avez-vous consulté un médecin ?"</text:p>
      <text:p text:style-name="P13">"Oui, mais ça ne guérit pas ! Hé !"</text:p>
      <text:p text:style-name="P13">“Ça ne va pas du tout. Il faut faire quelque chose rapidement, sinon vous pourriez perdre la vue.”</text:p>
      <text:p text:style-name="Text_20_body">"Hé. Quand il neige autant comme aujourd’hui, mes yeux sont si sensibles à la lumière qu’ils me font mal. Les larmes coulent sans arrêt, et je n’arrive plus à voir clairement."</text:p>
      <text:p text:style-name="Text_20_body">"Hmm … C'est vraiment embêtant."</text:p>
      <text:p text:style-name="P4">無愛想な私は、それっきり何も云わないまま、原稿紙と参考書の堆積に向き直って、セッセと仕事にかかったので、郵便配達手君も、そのまま敬礼して辞し去ったらしい。 </text:p>
      <text:p text:style-name="Text_20_body">私が郵便配達手君と言葉を交したのは、これが、最初の、最後であった。むろん名前なんかも問い試みるようなことをしなかった。 </text:p>
      <text:p text:style-name="Text_20_body">しかし私はその翌る日の大雪に、通りかかった吉という五十歳近い猟人に一通の手紙を托たくした。その内容は故郷の妻に宛てたもので大要次のような意味のものであった。 </text:p>
      <text:p text:style-name="P5"><text:span text:style-name="T25">Étant</text:span> <text:span text:style-name="T67">de nature </text:span>peu sociable, je <text:span text:style-name="T67">me </text:span>tourn<text:span text:style-name="T25">ai sans rien dire de </text:span><text:soft-page-break/><text:span text:style-name="T25">plus </text:span><text:span text:style-name="T67">à</text:span> mon <text:span text:style-name="T67">am</text:span>as de <text:span text:style-name="T67">feuilles de </text:span>manuscrit et de livres de référence et me <text:span text:style-name="T25">re</text:span>mis au travail avec diligence. Le facteur, quant à lui, salu<text:span text:style-name="T25">a</text:span> et parti<text:span text:style-name="T25">t</text:span>, <text:span text:style-name="T67">me </text:span>semble-t-il.</text:p>
      <text:p text:style-name="Text_20_body">Ce fut la première et la dernière <text:span text:style-name="T67">conversation</text:span> que j'<text:span text:style-name="T67">eus</text:span> avec le facteur. Bien sûr, je n'a<text:span text:style-name="T67">va</text:span>i<text:span text:style-name="T67">s</text:span> <text:span text:style-name="T67">m</text:span><text:span text:style-name="T12">ême </text:span>pas songé à lui demander son nom.</text:p>
      <text:p text:style-name="Text_20_body">Cependant, le lendemain, alors qu'il neigeait abondamment, j<text:span text:style-name="T68">e</text:span> confi<text:span text:style-name="T68">ai</text:span> une lettre à un chasseur d'une cinquantaine d'années, nommé Kichi, qu<text:span text:style-name="T68">i passait par là</text:span>. Cette lettre était adressée à ma femme <text:span text:style-name="T25">restée</text:span> <text:span text:style-name="T25">au</text:span> pays et son contenu était <text:span text:style-name="T68">à peu près</text:span> le suivant :</text:p>
      <text:p text:style-name="P5">「今の俺の仕事場に一人の郵便配達手が来る。その郵便配達手君はトラホームにかかっていて、けんのんで仕様がない。そのトラホームをイジクリまわした手で、又イジクリまわした郵便物から、俺の眼にトラホームが伝染しそうで怖くて仕様がない。小説書きが眼を奪われたら、運の尽きと思うから、手を消毒する石炭酸と、点眼薬と、黒い雪眼鏡を万田先生から貰って、念入りに包んで送ってくれ。黒い眼鏡はむろん郵便配達手君に遣るのだ。あの郵便配達手君が来なくなったら、俺と社会とは全くの絶縁で、地の底に居る虫が呼吸している土の穴を塞がれたようなものだ。俺は精神的に呼吸することが出来なくなるのだからね。その郵便配達手君は、背が高くて人相が悪いが、トテモ正直な、好ましい性格の男らしい。郵便屋だって眼が潰れたら飯の喰い上げになるのだから気の毒でしようがない。云々…………」 </text:p>
      <text:p text:style-name="Text_20_body">そういった手紙の返事として妻から送って来たのが、この点眼薬と、消毒薬と黒眼鏡であったのだ。 </text:p>
      <text:p text:style-name="Text_20_body">“<text:span text:style-name="T68">Il y a un</text:span> facteur <text:span text:style-name="T68">qui </text:span>vient <text:span text:style-name="T25">me porter mon courrier </text:span><text:span text:style-name="T68">à</text:span> mon lieu de travail actuel. Ce facteur souffre d'un trachome et <text:span text:style-name="T69">ça </text:span><text:span text:style-name="T110">re</text:span><text:span text:style-name="T69">présente un risque</text:span>. <text:span text:style-name="T110">Comme</text:span><text:span text:style-name="T69"> </text:span>il manipule <text:span text:style-name="T69">mon courrier </text:span>avec <text:span text:style-name="T69">d</text:span>es mains qui ont touché ses yeux malades, <text:span text:style-name="T110">j</text:span>'ai peur que le trachome ne se transmette à mes yeux,. <text:span text:style-name="T70">C</text:span>e serait la fin, pour un écrivain, de perdre <text:span text:style-name="T70">la vue. </text:span><text:span text:style-name="T110">J</text:span><text:span text:style-name="T70">e voudrais</text:span> <text:span text:style-name="T70">donc que tu </text:span>demand<text:span text:style-name="T70">es</text:span> au docteur Manda d<text:span text:style-name="T70">u phénol</text:span> pour désinfecter <text:span text:style-name="T70">l</text:span>es mains, des gouttes pour les yeux et des lunettes noires <text:span text:style-name="T70">contre la</text:span> neige, <text:span text:style-name="T70">que tu</text:span> les emballe<text:span text:style-name="T70">s</text:span> soigneusement <text:span text:style-name="T70">et me les envoies</text:span>. Les lunettes noires sont bien sûr pour le facteur. Si <text:span text:style-name="T70">l</text:span>e facteur ne vie<text:span text:style-name="T70">nt</text:span> plus, je serai complètement isolé de la société, comme un insecte <text:span text:style-name="T70">sous </text:span>terre dont on aurait <text:span text:style-name="T70">bouché</text:span> le trou de respiration. Je ne <text:soft-page-break/>pourrai plus respirer spirituellement. Ce facteur est grand, avec un visage peu avenant, mais il <text:span text:style-name="T71">me </text:span>semble être très honnête et <text:span text:style-name="T71">il</text:span> a un caractère agréable. <text:span text:style-name="T71">Pour </text:span>un facteur <text:span text:style-name="T71">aussi, ce serait malheureux </text:span><text:span text:style-name="T110">de</text:span><text:span text:style-name="T71"> perd</text:span><text:span text:style-name="T110">re</text:span><text:span text:style-name="T71"> la vue, il ne p</text:span><text:span text:style-name="T110">ourrai</text:span><text:span text:style-name="T71">t plus travailler, et</text:span><text:span text:style-name="T110">c</text:span>. <text:span text:style-name="T110">e</text:span>tc... “</text:p>
      <text:p text:style-name="Text_20_body">Ce sont <text:span text:style-name="T25">ce</text:span><text:span text:style-name="T71">s gouttes</text:span>, <text:span text:style-name="T25">c</text:span>e désinfectant et ces lunettes noires que ma femme m'a<text:span text:style-name="T25">vait</text:span> envoyés en réponse à cette lettre. </text:p>
      <text:p text:style-name="P5">ところが、それから旧正月へかけて、今までにない大吹雪が続いて、さしもの配達狂の郵便配達手が二三日パッタリと来なくなった。私も亦<text:span text:style-name="T56">また</text:span>、仕事に熱中して、新聞や手紙を読む閑暇<text:span text:style-name="T56">ひま</text:span>が無かったので忘れるともなく忘れていたが、その中<text:span text:style-name="T56">うち</text:span>に、その二三日目の真夜中になると、私の寝ている窓をたたいて、私を呼び起すものがあった。私がビックリして飛び起きながら窓を開くと、ドッと吹込む吹雪と共に、松明<text:span text:style-name="T56">たいまつ</text:span>の光りが二つ三つチラチラと渦巻いて見えた。その松明の持主の顔はわからないが、皆藁帽子<text:span text:style-name="T56">わらぼうし</text:span>を冠り、モンペと藁靴を穿いて、ちょうど昔の源平時代の落人狩りを忍ばせる身ごしらえであった。 </text:p>
      <text:p text:style-name="P5">Cependant, à partir de ce moment et jusqu'au Nouvel An lunaire, <text:span text:style-name="T72">il y eut une temp</text:span><text:span text:style-name="T13">ête de neige</text:span> sans précédent, et même le facteur, si dévoué à sa tâche, cess<text:span text:style-name="T72">a</text:span> de venir pendant deux ou trois jours. <text:span text:style-name="T72">De mon c</text:span><text:span text:style-name="T13">ôté</text:span>, j'étais tellement absorbé par mon travail que je n'avais pas le temps de lire les journaux ou les lettres, et, sans <text:span text:style-name="T72">m’en rendre compte, </text:span>je l'a<text:span text:style-name="T72">vais</text:span> <text:span text:style-name="T72">presque </text:span>oublié. <text:span text:style-name="T72">Pu</text:span>is, au milieu de la nuit d<text:span text:style-name="T72">u</text:span> deux<text:span text:style-name="T72">ième</text:span> ou trois<text:span text:style-name="T72">ième</text:span> jour, <text:s/>quelqu'un frapp<text:span text:style-name="T72">a</text:span> à la fenêtre de ma chambre, <text:span text:style-name="T73">ce qui</text:span> m<text:span text:style-name="T73">e</text:span> réveill<text:span text:style-name="T73">a</text:span>. J<text:span text:style-name="T73">e fus</text:span> surpris <text:span text:style-name="T73">et</text:span> <text:span text:style-name="T73">me levai</text:span>. Quand j'ouv<text:span text:style-name="T72">ris</text:span> la fenêtre, <text:span text:style-name="T72">une rafale de neige</text:span> s'engouffra à l'intérieur <text:span text:style-name="T72">et </text:span>j<text:span text:style-name="T72">e </text:span>v<text:span text:style-name="T72">is</text:span> deux ou trois <text:span text:style-name="T72">lumières de </text:span>torches vaciller et tourbillonner. Je ne pouvais pas <text:span text:style-name="T72">distinguer</text:span> les visages des porteurs de<text:span text:style-name="T110">s</text:span> torches, mais ils <text:span text:style-name="T110">av</text:span>aient tous de<text:span text:style-name="T72">s</text:span> chapeaux de paille, des pantalons traditionnels et des <text:span text:style-name="T72">bottes</text:span> de paille, leur tenue rappelait l<text:span text:style-name="T72">es</text:span> chasse<text:span text:style-name="T72">urs de</text:span> fugitifs de l'époque de Genpei. </text:p>
      <text:p text:style-name="Footer">*松明 [たいまつ] torch (of pine, bamboo, ...); flambeau;</text:p>
      <text:p text:style-name="P5">「先生。先生。吉で御座います」 </text:p>
      <text:p text:style-name="Text_20_body">「おお。吉兵衛どんか。何しに来なすったか。この真夜中に……」 </text:p>
      <text:p text:style-name="Text_20_body">「ほかでも御座いませぬ。昨日か一昨日、ここへ郵便屋の忠平が来はしませんでしたろうか」 </text:p>
      <text:p text:style-name="Text_20_body"><text:soft-page-break/>「……忠平……ああ、あの郵便屋さんは忠平というのか」 </text:p>
      <text:p text:style-name="Text_20_body">「さようで御座います先生様。参りませんでしたろうか」 </text:p>
      <text:p text:style-name="Text_20_body">「いいや。この二三日来なかったようだがね」 </text:p>
      <text:p text:style-name="Text_20_body">松明連中が吹雪の中で顔を見合わせた。 </text:p>
      <text:p text:style-name="Text_20_body">「ヘエ。やっぱり……それじゃ……」 </text:p>
      <text:p text:style-name="Text_20_body">「……かも知れんのう……」 </text:p>
      <text:p text:style-name="Text_20_body">"Maître. Maître. C'est Kichi." »</text:p>
      <text:p text:style-name="Text_20_body">"Oh. C'est Kichihei-don ? Que venez-vous faire ici ? En pleine nuit !"</text:p>
      <text:p text:style-name="Text_20_body">"Ce n'est <text:span text:style-name="T73">pas pour </text:span>rien, <text:span text:style-name="T73">Ma</text:span><text:span text:style-name="T14">ître</text:span>. Hier ou avant-hier, Chūhei, le facteur, n'est-il pas venu ici ?"</text:p>
      <text:p text:style-name="Text_20_body">"...Chūhei... Ah, ce facteur s'appelle donc Chūhei ?"</text:p>
      <text:p text:style-name="Text_20_body">"Oui, c'est ça, Maître. <text:span text:style-name="T26">Il n</text:span>'est pas venu ?"</text:p>
      <text:p text:style-name="Text_20_body">"Non. Il <text:span text:style-name="T26">me</text:span> semble <text:span text:style-name="T26">qu’il n’est pas </text:span>venu depuis deux ou trois jours."</text:p>
      <text:p text:style-name="Text_20_body">Les porteurs de torches échangèrent des regards dans la tempête de neige.</text:p>
      <text:p text:style-name="Text_20_body">"Hein. Effectivement... Alors c’est bien ça..."</text:p>
      <text:p text:style-name="Text_20_body">"... Ça se pourrait..."</text:p>
      <text:p text:style-name="P6">私たちの話声は山々を轟<text:span text:style-name="T56">とどろ</text:span>き渡る吹雪の風に吹き散らされて、ともすれば松明の光りと共に消え消えになって行くのであった。 </text:p>
      <text:p text:style-name="Text_20_body">「まあこちらへ這入って来なさい。そこの戸は押せば開くから……」 </text:p>
      <text:p text:style-name="Text_20_body">皆ドカドカと土間へ這入って来た。 </text:p>
      <text:p text:style-name="P34">「おお。暖<text:span text:style-name="T56">ぬく</text:span>い暖い」 </text:p>
      <text:p text:style-name="Text_20_body">「成る程なあ。これが温突<text:span text:style-name="T56">オンドル</text:span>チューもんですか先生……」 </text:p>
      <text:p text:style-name="Text_20_body">皆ガヤガヤと話し出した。私は本箱の片隅から老酒<text:span text:style-name="T56">ラオチュー</text:span>を取出して皆に、すこしずつ飲ましてやった。 </text:p>
      <text:p text:style-name="Text_20_body">「あっアア。腹に沁みる沁みる。良<text:span text:style-name="T56">え</text:span>え酒でがすなあ先生。これは……」 </text:p>
      <text:p text:style-name="Text_20_body">「ウン。マッチで火を点けるとポーッと燃えるでな。あんまり飲むと利き過ぎるてや。残りはアンタ等に遣るから、家へ持って帰って、ユックリ飲むがええ」 </text:p>
      <text:p text:style-name="Text_20_body"><text:soft-page-break/>「それあドウモはあ。勿体<text:span text:style-name="T56">もったい</text:span>のうがす」 </text:p>
      <text:p text:style-name="Text_20_body">Nos voix <text:span text:style-name="T74">étaient </text:span>dispersées par <text:span text:style-name="T74">le vent de </text:span>l<text:span text:style-name="T73">a temp</text:span><text:span text:style-name="T14">ête</text:span> qui <text:span text:style-name="T74">grond</text:span>ait à travers les montagnes, et <text:span text:style-name="T75">les torches étaient sur le point de s’éteindre.</text:span></text:p>
      <text:p text:style-name="Text_20_body">"Entrez donc. La porte là-bas s'ouvre si vous la poussez..."</text:p>
      <text:p text:style-name="P6">Ils entrèrent tous <text:span text:style-name="T75">ensemble </text:span>dans l'<text:span text:style-name="T75">entrée</text:span> <text:span text:style-name="T75">en terre battue</text:span>.</text:p>
      <text:p text:style-name="P6">"Oh, c'est chaud, c'est chaud !"</text:p>
      <text:p text:style-name="Text_20_body">"Ah, c'est donc ça, un <text:span text:style-name="T37">ondol</text:span>, Maître..."</text:p>
      <text:p text:style-name="Text_20_body">Ils se <text:span text:style-name="T75">mirent</text:span> à parler bruyamment. J<text:span text:style-name="T75">e</text:span> sorti<text:span text:style-name="T75">s</text:span> du vin de riz (lao-chou) d'un coin de <text:span text:style-name="T75">l’étagère</text:span> et en <text:span text:style-name="T75">servis</text:span> un peu à chacun.</text:p>
      <text:p text:style-name="Text_20_body">"Ah, ça réchauffe le ventre. C'est du bon vin, Maître. C'est..."</text:p>
      <text:p text:style-name="Text_20_body">"Oui. <text:span text:style-name="T75">Ça</text:span> s'enflamme d'un coup <text:span text:style-name="T75">si on</text:span> <text:span text:style-name="T26">approche </text:span>une allumette,. Mais attention, si vous en buvez trop, ça monte vite à la tête. Je vous laisse le reste, emportez-le chez vous et dégustez-le tranquillement." </text:p>
      <text:p text:style-name="Text_20_body">"Oh, merci beaucoup, c’est trop généreux de votre part."</text:p>
      <text:p text:style-name="P6">皆の話すところによると今日初めて名前を聞いた配達手の忠平は、一昨日の大吹雪の朝、郵便局を出た切り帰って来ないのだという。 </text:p>
      <text:p text:style-name="Text_20_body">その朝は郵便物が非常に少くて、東京の出版屋から私の処へ送って来た二百円の価格表記郵便物と、新聞が二通あった切りだったので、若い局長さんは山道が雪崩なだれで危いから今日は配達を見合わせてはドウかと云って止めにかかったものであったが、一徹者の忠平は肯きかなかった。黙って二通の郵便物を持って、四里の雪の山道を、私の処へ配達すべく町の居酒屋でコップ酒を呷あおって出て行ったが、それっきり帰って来ない。そこでもしかしたら、最近に妻君と喧嘩別れをして、後あとに子供も何も無い酒飲みの忠平が、ヤケクソになって二百円を持逃げしたのではないかという疑いが掛かった。そこで警察からの命令で猟師の吉兵衛が先達に立って、村の区長さんと助役さんと、忠平の遠縁にあたる青年会長が揃って、私の処へ様子を聞きに来たのだという。実は巡査さんも来ると云っていたが、こんな吹雪の烈しい道は、素人には危いので、皆して留めて来たという話であった。 </text:p>
      <text:p text:style-name="P6">D'après ce qu’<text:span text:style-name="T97">il</text:span><text:span text:style-name="T26">s</text:span> racontai<text:span text:style-name="T26">en</text:span>t, Chūhei, le facteur dont <text:span text:style-name="T26">j</text:span><text:span text:style-name="T76">e venais d’apprendre</text:span> le nom, <text:span text:style-name="T76">av</text:span><text:span text:style-name="T26">ait </text:span><text:span text:style-name="T76">quitté le</text:span> bureau de poste avant-hier <text:span text:style-name="T76">matin</text:span>, <text:span text:style-name="T76">en pleine temp</text:span><text:span text:style-name="T15">ête</text:span>, <text:span text:style-name="T26">et</text:span> n'était pas revenu.</text:p>
      <text:p text:style-name="P6">Ce matin-là, il y avait très peu de courrier <text:span text:style-name="T28">pour moi</text:span>, <text:soft-page-break/>seulement un envoi postal avec indication de valeur de deux cents yens envoyé par une maison d'édition de Tokyo, et deux journaux. Le jeune directeur du bureau <text:span text:style-name="T76">lui </text:span>avait dit qu'il valait mieux suspendre la distribution <text:span text:style-name="T27">ce jour-là</text:span> car les chemins de montagne étaient dangereux à cause des avalanches; il avait essayé de dissuader Chūhei, mais <text:span text:style-name="T27">celui-ci</text:span>, têtu, n'avait pas voulu l'écouter. Il avait pris le <text:span text:style-name="T97">courrier</text:span>, <text:span text:style-name="T76">sans dire un mot</text:span>, et, après avoir bu un verre de saké dans un <text:span text:style-name="T37">izakaya</text:span> de la ville, il était parti me le livrer, <text:span text:style-name="T28">pr</text:span><text:span text:style-name="T3">êt à </text:span><text:span text:style-name="T28">faire </text:span>quatre ri [<text:span text:style-name="T28">1</text:span>6 km] sur <text:span text:style-name="T28">des ch</text:span>emin<text:span text:style-name="T28">s</text:span> enneigé<text:span text:style-name="T28">s. </text:span><text:span text:style-name="T76">Mais il </text:span>n'était jamais revenu. Là, ils ont commencé à <text:span text:style-name="T28">se demander si</text:span> Chūhei, qui s'était récemment séparé de sa femme après une dispute et qui était un <text:span text:style-name="T29">buveur</text:span> <text:span text:style-name="T29">invétéré </text:span>sans enfants ni <text:span text:style-name="T29">autre attache</text:span>, <text:span text:style-name="T29">ne s’était pas</text:span>, par désespoir, enfui avec les deux cents yens. C'est pourquoi, sur ordre de la police, Kichihei, le chasseur, avait pris la tête d’un groupe <text:span text:style-name="T97">qui </text:span>comprena<text:span text:style-name="T97">i</text:span>t le chef du village, <text:span text:style-name="T76">son </text:span>adjoint et le président de l’a<text:span text:style-name="T76">ssociation des</text:span> jeunes, parent éloigné de Chūhei, <text:span text:style-name="T77">et ils venaient</text:span> ensemble me demander de <text:span text:style-name="T76">se</text:span>s nouvelles. En fait, un policier <text:span text:style-name="T97">aurait d</text:span><text:span text:style-name="T20">û</text:span> également les accompagner, mais ils <text:span text:style-name="T77">l’en </text:span>avaient dissuadé, car un chemin aussi dangereux avec un blizzard aussi violent était trop risqué pour un <text:span text:style-name="T77">novice</text:span>.</text:p>
      <text:p text:style-name="P7">私は眼がスッカリ醒めてしまったばかりでなく、ジッとして皆の話が聞いていられなくなった。 </text:p>
      <text:p text:style-name="Text_20_body">忠平が大酒飲みであったろうが、細君と喧嘩別れをしていようが、そんなことは私にとって問題でなかった。それよりもこの四箇月の間、毎日毎日器械のように私の処へ郵便物を持って来てくれたあの金鵄勲章の忠平が、私へ送って来た二百円の金を拐帯かいたいして逃げ失せるような男とは、どうしても思えなかった。キットあのトラホームのために、眩まぶしい雪道を踏迷うか、谷川へ落ちるかして、どこかで凍え死んでいるに違いないであろうと思うと、立っても居ても居られなくなった。 </text:p>
      <text:p text:style-name="Text_20_body">その時の私は創作に夢中になってアタマが極度に疲れていたせいであったろう。悲しいといえば普通の人の何万倍も悲しく、嬉しいといえば又、一般人の何万倍も嬉しいような頭脳あたまになっていた。だから忠平のあの薄赤く爛れたトラホームの眼を思い出し、折角せっかくのあの黒眼鏡が間に合わなかったことを考えまわすと、もう胸が一パイになって、涙がポロポロと頬にあふれ出して仕様がないのであった。 </text:p>
      <text:p text:style-name="P7"><text:span text:style-name="T29">J’étais alors n</text:span>on seulement complètement <text:span text:style-name="T29">réveillé</text:span>, mais je ne <text:soft-page-break/>pouvais plus rester <text:span text:style-name="T29">sans rien faire</text:span> à écouter leurs histoires. </text:p>
      <text:p text:style-name="P14">Que Chūhei soit un grand buveur ou qu'il ait quitté sa femme après une dispute, <text:span text:style-name="T29">cela n’</text:span><text:span text:style-name="T97">avait pour moi </text:span><text:span text:style-name="T29">auc</text:span>un<text:span text:style-name="T97">e</text:span> <text:span text:style-name="T97">importance</text:span>. Ce qui me préoccupait, c'était que je ne pouvais pas croire que <text:span text:style-name="T78">cet homme, décoré de l'Ordre du Milan d'</text:span><text:span text:style-name="T79">O</text:span><text:span text:style-name="T78">r,</text:span> qui pendant quatre mois m’avait chaque jour apporté mon courrier, avec la régularité d’une machine, <text:span text:style-name="T78">était du </text:span>genre à voler deux cents yen et disparaître. Je ne pouvais m'empêcher de penser qu'à cause de son trachome <text:span text:style-name="T78">il avait pu</text:span> <text:span text:style-name="T78">s’</text:span>égar<text:span text:style-name="T78">er</text:span> sur le chemin enneigé et éblouissant, ou qu'il était tombé dans <text:span text:style-name="T78">une</text:span> rivière et qu'il était mort de froid quelque part. Ce<text:span text:style-name="T78">s</text:span> <text:span text:style-name="T78">idées</text:span> me rendai<text:span text:style-name="T78">en</text:span>t incapable de rester en place.</text:p>
      <text:p text:style-name="Text_20_body">À ce moment-là, j'étais peut-être <text:span text:style-name="T78">épuisé</text:span> mentalement, absorbé par mon travail de création. Quand j'étais triste, j'étais des dizaines de milliers de fois plus triste qu'une personne ordinaire, et quand j'étais heureux, j'étais aussi des dizaines de milliers de fois plus heureux. Alors, <text:span text:style-name="T78">en repensant aux</text:span> yeux de Chūhei roug<text:span text:style-name="T78">i</text:span>s et enflammés de trachome, et <text:span text:style-name="T78">en réalisant que</text:span> <text:span text:style-name="T79">l</text:span>es précieuses lunettes noires n'étaient pas arrivées à temps, mon cœur se serra et <text:span text:style-name="T78">d</text:span>es larmes coul<text:span text:style-name="T78">èrent</text:span> sur mes joues sans que je puisse <text:span text:style-name="T29">les </text:span>arrêter. </text:p>
      <text:p text:style-name="P8">私は直ぐに立上って身支度を整え、兼て用意のゴム長靴を穿いて出かけようとしたが、そうした私の勢込んだ態度を見た四人の村人は一斉に眼を丸くして押止めた。 </text:p>
      <text:p text:style-name="Text_20_body">「飛んでもねえことですよ先生。この雪の夜道を慣れねえ先生が、どうして歩けますか。第一カンジキを持たっしゃるめえ」 </text:p>
      <text:p text:style-name="P8">J<text:span text:style-name="T80">e me lev</text:span>ai immédiatement, <text:s/>m’habillai en hâte, enfil<text:span text:style-name="T80">ai</text:span> <text:span text:style-name="T80">l</text:span>es bottes en caoutchouc que j'avais préparées, et j'étais sur le point de sortir, mais les quatre villageois, <text:span text:style-name="T80">voyant </text:span>m<text:span text:style-name="T80">a</text:span> détermin<text:span text:style-name="T80">ation,</text:span> <text:span text:style-name="T80">ouvrirent de grands</text:span> yeux et m'arrêt<text:span text:style-name="T80">èrent d’un seul élan. </text:span></text:p>
      <text:p text:style-name="Text_20_body">"C'est hors de question, Maître. Comment pou<text:span text:style-name="T80">rri</text:span>ez-vous marcher sur ce<text:span text:style-name="T80">s</text:span> chemin<text:span text:style-name="T80">s</text:span> enneigé<text:span text:style-name="T80">s,</text:span> <text:span text:style-name="T80">de</text:span> nuit, vous n'y êtes pas habitué ! Et d'abord, vous n'avez <text:span text:style-name="T80">m</text:span><text:span text:style-name="T16">ême </text:span>pas de raquettes à neige."</text:p>
      <text:p text:style-name="Text_20_body">「忠平は元気な男ですから、そこいらの山道で死ぬような男じゃ御座いませぬわい。キット二百円の金を見て気が変って……」 </text:p>
      <text:p text:style-name="Text_20_body">「馬鹿ッ……」 </text:p>
      <text:p text:style-name="Text_20_body"><text:soft-page-break/>私は忽たちまち息苦しい程、激昂してしまった。 </text:p>
      <text:p text:style-name="Text_20_body">「貴様たちは忠平の性格を知らないんだ。ドンナ人間でも金さえ見れば性根が変るものと思うと大間違いだぞッ」 </text:p>
      <text:p text:style-name="Text_20_body">"Chūhei est un homme <text:span text:style-name="T80">robuste</text:span>, ce n’est pas le genre à mourir sur un simple chemin de montagne. Il a probablement vu les deux cents yen et a perdu la tête…"</text:p>
      <text:p text:style-name="Text_20_body">"I<text:span text:style-name="T80">mbéciles ...</text:span>" »</text:p>
      <text:p text:style-name="Text_20_body">J'<text:span text:style-name="T80">étais</text:span> soudain furieux, à bout de souffle.</text:p>
      <text:p text:style-name="Text_20_body">"Vous ne connaissez pas l<text:span text:style-name="T80">e caractère</text:span> de Chūhei. Vous vous trompez complètement si vous pensez que <text:span text:style-name="T80">n’importe qui</text:span> <text:span text:style-name="T80">peut </text:span>changer de nature <text:span text:style-name="T80">à la vue</text:span> de l'argent !"</text:p>
      <text:p text:style-name="Text_20_body">「そんなに腹を立てさっしゃるものでねえ。私等の云うことを聞いて、ちゃんと家に待って御座らっしゃれ。あっし等が手を分けて探して来ますから……」 </text:p>
      <text:p text:style-name="Text_20_body">「イヤ。そんなことをしちゃ忠平に済まん。是非とも僕が自分で行く」 </text:p>
      <text:p text:style-name="P9">「駄目だ駄目だ。済むとか済まんとかいう話でねえ。先生はまだ吹雪の恐ろしさを知らっしゃらねえから駄目だ。無理に行かっしゃると今度は先生が谷へ落ちさっしゃるで……」 </text:p>
      <text:p text:style-name="Text_20_body">"Ne vous mettez pas dans un tel état. Écoutez-nous et restez tranquillement à la maison. Nous allons nous disperser et le chercher… "</text:p>
      <text:p text:style-name="Text_20_body">"Non, je ne peux pas faire ça. Ce serait trahir <text:span text:style-name="T81">Chūhei</text:span>. Je dois absolument y aller moi-même." </text:p>
      <text:p text:style-name="P9">"Non, non, c'est impossible. Ce n’est pas une question de trahison ou non. Vous ne savez pas <text:span text:style-name="T81">combien</text:span> <text:span text:style-name="T81">ces</text:span> <text:span text:style-name="T81">temp</text:span><text:span text:style-name="T17">êtes sont </text:span>effrayant<text:span text:style-name="T81">es</text:span>. Si vous <text:s/>insistez pour y alle<text:span text:style-name="T81">r</text:span>, c'est vous qui <text:span text:style-name="T81">finirez par </text:span>tomber dans le ravin ..."</text:p>
      <text:p text:style-name="Text_20_body">こんな問答をして無理やりに私を押付けながら、四人の村人が逃げるように私の寝室を出て行った。だから私は仕方なしに一先ず黙って村の人々を帰しておいて、あとから一人でゴム長靴を穿き、天鵞絨ビロードの襟巻で頬をスッポリと包み、今は悲しい思い出の新しい黒眼鏡をかけながら外に出た。 </text:p>
      <text:p text:style-name="Text_20_body">その時はモウ夜がシラジラと明けかかっていたので、私はチョット引<text:soft-page-break/>返して持っていた懐中電燈を机の横に置いて出て来た。 </text:p>
      <text:p text:style-name="Text_20_body">Après cet échange, ils me retinrent de force et quittèrent ma chambre comme s’ils fuyaient. Je n'<text:span text:style-name="T81">eus</text:span> d'autre choix que de les laisser <text:span text:style-name="T81">partir</text:span>, puis je me prépar<text:span text:style-name="T81">ai</text:span> seul. J<text:span text:style-name="T81">e </text:span>mis mes bottes en caoutchouc, envelopp<text:span text:style-name="T81">ai</text:span> mon visage dans un<text:span text:style-name="T81">e</text:span> <text:span text:style-name="T81">écharpe </text:span>de velours, mis <text:span text:style-name="T81">le</text:span>s nouvelles lunettes noires qui <text:span text:style-name="T81">étaien</text:span>t <text:span text:style-name="T81">désormais</text:span> un triste souvenir, et sorti<text:span text:style-name="T81">s seul</text:span>.</text:p>
      <text:p text:style-name="Text_20_body">Comme l'aube commençait déjà à poindre, je rev<text:span text:style-name="T81">ins</text:span> sur mes pas <text:span text:style-name="T81">pour</text:span> laiss<text:span text:style-name="T81">er</text:span> sur mon bureau la lampe de poche que j'avais prise.</text:p>
      <text:p text:style-name="P15">*</text:p>
      <text:p text:style-name="Text_20_body">青白い海底のような雪道を踏出した時、私は忠平の死を確信していた。 </text:p>
      <text:p text:style-name="P9">……忠平は二百円の価格表記郵便を見て、これは是非とも早く私の処へ届けなければならないものと考えて、ただ、それだけのために無理矢理に吹雪の道を踏出したものに相違ない。そうして途中で真白い雪道ばかり凝視して来たためにトラホームが痛み出し、眼を眩くらまされてしまったのを、なおも持って生まれた頑固一徹から押し進んで来たために、職に殉じたものに違いない…………。 </text:p>
      <text:p text:style-name="Text_20_body">Au moment où j<text:span text:style-name="T82">e m</text:span>'<text:span text:style-name="T82">engageai sur</text:span> le chemin enneigé, semblable à un fond marin bleu <text:span text:style-name="T82">p</text:span><text:span text:style-name="T18">âle</text:span>, j'étais convaincu <text:span text:style-name="T30">que </text:span>Chūhei <text:span text:style-name="T30">était mort</text:span>.</text:p>
      <text:p text:style-name="P19"><text:s/>...Chūhei, <text:span text:style-name="T83">voyant</text:span> l'envoi postal de deux cents yens, a<text:span text:style-name="T83">vait</text:span> dû penser qu'il devait absolument me <text:span text:style-name="T83">le </text:span>livrer <text:span text:style-name="T83">au plus vite</text:span>, et <text:span text:style-name="T83">c’est pour cette seule raison qu’il </text:span>s'<text:span text:style-name="T83">était</text:span> <text:span text:style-name="T83">forcé à </text:span>engagé sur le chemin enneigé. Et, en chemin, à force de fixer le chemin blanc <text:span text:style-name="T83">immaculé</text:span>, son trachome s’était aggravé, et ses yeux avaient été éblouis. Pourtant, poussé par son entêtement naturel, il avait continué à avancer, jusqu’à sacrifier sa vie pour <text:span text:style-name="T83">accomplir sa mission</text:span> …..</text:p>
      <text:p text:style-name="Text_20_body">そう思うと私は、タッタ一人で行く雪の道の危険を忘れて一歩一歩と村の人々の足跡を追い初めた。底の方の凍り固まった、上うわッ面つらのフワフワしたメリケン粉のようにゆらめく雪を、村の人々が踏み固めて行った痕跡が、早くも凍りかかっている上から踏み破り踏み破り蹴散らし蹴散らし急いで行くので、狭い絶壁の上の岨道を行くのに、さほどの困難は感じなかった。それよりも一面に蔽われた深い谷底の雪の下を轟々ごう<text:soft-page-break/>ごうと流れる急流の音が、冷めたい、憂鬱な夜行列車のような響を立てているのが、時々聞えて来るのには、何故ということなしに肝を冷やした。渦巻烟けむる吹雪に捲かれて、どこにも手がかりの無い岨道を踏み外したが最後、二度と日の目を見られないと思うと、何故とはなしに身体が縮んで、成るたけ谷に遠い側の足跡を拾い拾い急いで行った。 </text:p>
      <text:p text:style-name="P20"><text:span text:style-name="T85">Tout e</text:span>n pensant cela, <text:span text:style-name="T85">oubliant </text:span>le danger du chemin enneigé que j’empruntais seul, j<text:span text:style-name="T86">e me mis </text:span>à suivre, pas à pa<text:span text:style-name="T85">s,</text:span> les traces laissées par <text:span text:style-name="T86">l</text:span>es villageois. <text:span text:style-name="T86">Dans l</text:span>a neige<text:span text:style-name="T86"> </text:span>gelée en profondeur et poudreuse en surface comme de la farine <text:span text:style-name="T86">de blé, l</text:span>es traces <text:span text:style-name="T86">d</text:span>es villageois, déjà légèrement gelées, se brisaient sous mes pas tandis que je les foulais et les dispersais, avançant rapidement, <text:span text:style-name="T87">et je n’éprouvai pas de</text:span> difficulté <text:span text:style-name="T87">particulière sur</text:span> le <text:span text:style-name="T87">sentier</text:span> étroit en corniche au-dessus des falaises. <text:span text:style-name="T87">Mais le bruit sourd du torrent impétueux qui coulait sous l’épaisse couche de neige au fond de la vallée, résonnant comme un train de nuit froid et mélancolique, me glaçait le sang sans raison apparente. </text:span><text:span text:style-name="T88">J</text:span>e me disais que si, <text:span text:style-name="T88">pris</text:span> dans l<text:span text:style-name="T88">es</text:span> tourbillon<text:span text:style-name="T88">s de neige</text:span>, <text:s/>je perdais pied sur <text:span text:style-name="T88">c</text:span>e <text:span text:style-name="T88">sentier</text:span> escarpé sans aucun point d'appui, je ne reverrais jamais la lumière du jour. Sans vraiment savoir pourquoi, mon corps se contractait, et je m’efforçais de suivre les traces du côté le plus éloigné de la vallée, avançant avec précaution.</text:p>
      <text:p text:style-name="Footer">*踏み破る [ふみやぶる] to break by stepping on</text:p>
      <text:p text:style-name="Footer">*蹴散らす [けちらす] to kick about / around; <text:span text:style-name="T87">to scatter</text:span></text:p>
      <text:p text:style-name="Footer">*絶壁 [ぜっぺき] precipice; cliff</text:p>
      <text:p text:style-name="Footer">*憂鬱 [ゆううつ] depression; melancholy</text:p>
      <text:p text:style-name="Footer">*轟々, 轟轟 [ゴーゴー] (uk) thundering; roaring; rumbling ...</text:p>
      <text:p text:style-name="Footer">*渦巻き [うずまき] whirlpool; vortex; swirl</text:p>
      <text:p text:style-name="Footer">*踏み外す [ふみはずす] to miss one's footing</text:p>
      <text:p text:style-name="P10">しかしちっとも寒くはなかった。温突<text:span text:style-name="T56">オンドル</text:span>の温もりが、まだ身体から抜け切れないうちに、慣れない雪道を歩いて身体が温まり初めたからであった。 </text:p>
      <text:p text:style-name="Text_20_body">時々立佇<text:span text:style-name="T56">たちど</text:span>まって仰ぎ見ると、雪空は綺麗に晴れ渡って、眼も遥かな頭の上の峯々には朝日が桃色に映じていた。その峯々から蒸発する湯気が、薄い真綿<text:span text:style-name="T56">まわた</text:span>のような雲になって青い青い空へ消え込んで行くのが、神々<text:span text:style-name="T56">こうごう</text:span>しい位、美しかった。しかしこれに反して私が辿<text:span text:style-name="T56">たど</text:span>っ<text:soft-page-break/>て行く岨道は、冷たいペパミント色の薄暗<text:span text:style-name="T56">うすやみ</text:span>に蔽われて、木の下の道なぞは月夜のように暗かった。時々ドドーオオン、ドドーオンという遠雷のような音が聞こえて来るのは、どこかの峯の雪崩なだれの音であったろうか。 </text:p>
      <text:p text:style-name="Text_20_body">しかし私にはソンナ物音を聞き分けてみるなぞいう心の余裕が、いつの間にか無くなっていた。 </text:p>
      <text:p text:style-name="P21">Mais <text:span text:style-name="T84">je n’avais</text:span> pas du tout froid. <text:span text:style-name="T89">L</text:span>a chaleur de l'<text:span text:style-name="T37">ondol</text:span> n'avait pas encore complètement <text:span text:style-name="T89">quitté</text:span> mon corps, <text:span text:style-name="T89">et, en marchant sur ce chemin enneigé, </text:span><text:span text:style-name="T90">exercice in </text:span><text:span text:style-name="T89">habitu</text:span><text:span text:style-name="T90">el pour moi</text:span><text:span text:style-name="T89">, </text:span>je commençais à me réchauffer. <text:span text:style-name="T91">J</text:span>e m'arrêtais de temps en temps pour <text:span text:style-name="T91">lever les yeux; </text:span>le ciel <text:span text:style-name="T91">de </text:span>neig<text:span text:style-name="T91">e</text:span> était magnifiquement dégagé, et le soleil <text:span text:style-name="T91">levant</text:span> se reflétait en rose sur les sommets lointains au-dessus de ma tête. La vapeur qui s'é<text:span text:style-name="T92">lev</text:span>ait de ces sommets formait de fins nuages semblables à de la soie <text:span text:style-name="T92">qui </text:span>disparaissa<text:span text:style-name="T92">ien</text:span>t dans le ciel bleu profond. <text:span text:style-name="T92">C’</text:span>était d'une beauté presque divine. Mais, <text:span text:style-name="T93">par contraste</text:span>, le chemin escarpé que je suivais était <text:span text:style-name="T93">enveloppé </text:span>d'une pénombre froide couleur menthe, et le<text:span text:style-name="T93">s</text:span> chemin<text:span text:style-name="T93">s</text:span> sous les arbres était sombre<text:span text:style-name="T93">s</text:span> <text:span text:style-name="T93">comme p</text:span>a<text:span text:style-name="T93">r une</text:span> nuit <text:span text:style-name="T93">de pleine lune</text:span>. De temps en temps, <text:span text:style-name="T93">on </text:span>entendai<text:span text:style-name="T93">t</text:span> des <text:span text:style-name="T93">grondements </text:span>comme des coups de tonnerre lointains, "<text:span text:style-name="T93">dod</text:span>ôôôn, <text:span text:style-name="T93">dod</text:span>ôôôn", qui <text:span text:style-name="T93">provenaient peut-</text:span><text:span text:style-name="T19">être d’</text:span>avalanches sur un <text:span text:style-name="T93">des </text:span><text:s/>sommet<text:span text:style-name="T93">s</text:span>. </text:p>
      <text:p text:style-name="P21">Mais je n’avais plus la tranquillité d’esprit nécessaire pour distinguer ces sons. Sans m’en rendre compte, cette capacité m’avait échappé.</text:p>
      <text:p text:style-name="P10">私は間もなく雪の岨道を歩く困難が、想像のほかであることを思い知り初めた。その新しく辷<text:span text:style-name="T56">すべ</text:span>り落ちて来た軽い、深い粉末の堆積の中に落ち込み落ち込み、掻き分け掻き分け進んで行くうちに瞼がヒリヒリと痛くなり、鼻の穴がシクシクと疼<text:span text:style-name="T56">うず</text:span>き出し、息も絶え絶えになって一と休みすると、忽ち零下何度の酷寒を感じ初めるので、又も匐<text:span text:style-name="T56">は</text:span>うようにして歩き出す苦しみは、経験のある人でなければわからない。 </text:p>
      <text:p text:style-name="Text_20_body">私はとうとう向うへ行く勇気も、後へ引返す元気も全く無くなって、雪の中へ半身を斜めに埋めたまま、あたりの真白な、荘厳を極めた樹氷を見まわした。そうして心の底から死の戦慄を感じながら、半泣きになって叫んでみた。 </text:p>
      <text:p text:style-name="P21">Je commençai bientôt à réaliser que la difficulté de marcher <text:soft-page-break/>sur ce sentier enneigé dépassait de loin ce que j’avais imaginé. Alors que je m’enfonçais à plusieurs reprises dans l’accumulation de neige poudreuse et légère qui venait de tomber, et que je progressais en la repoussant, mes paupières commencèrent à me brûler <text:span text:style-name="T94">[</text:span><text:span text:style-name="T39">hiri-hiri</text:span><text:span text:style-name="T94">]</text:span>, mes narines à picoter <text:span text:style-name="T94">[</text:span><text:span text:style-name="T39">shiku-shiku</text:span><text:span text:style-name="T94">]</text:span>, et ma respiration devint haletante. Chaque fois que je m’arrêtais pour me reposer, je ressentais immédiatement le froid glacial de plusieurs degrés en dessous de zéro, et je devais repartir en rampant. Cette souffrance, seuls ceux qui l’ont vécue peuvent la comprendre. <text:s/></text:p>
      <text:p text:style-name="P21">Finalement, je perdis tout courage pour avancer et toute énergie pour revenir en arrière. À moitié enfoui dans la neige, penché sur le côté, je contemplai les alentours, les arbres recouverts d’un givre d’une blancheur immaculée et d’une majesté extrême. Alors que je ressentais un frisson de mort au plus profond de mon être, je criai, à moitié en pleurs :</text:p>
      <text:p text:style-name="P10">「おおおおお――いいい」 </text:p>
      <text:p text:style-name="Text_20_body">「…………オオオ…………」 </text:p>
      <text:p text:style-name="P10">それは谷々の反響であったか、人間の返答であったかわからない、遠い微かな声であった。私は又叫んだ。</text:p>
      <text:p text:style-name="Text_20_body">「おお <text:s/>おおお――いいいイ」 </text:p>
      <text:p text:style-name="Text_20_body">「オオオ――イイイ」 </text:p>
      <text:p text:style-name="P10">たしかに人間の声であった。……ヤレ助かった……と思うトタンに私の頭の中で、思い付いたままペンを投出して書きかけにして来た原稿の文字が幾行も幾行も並んで辷って行った。 </text:p>
      <text:p text:style-name="P22">"Ooooooooh — iiii"</text:p>
      <text:p text:style-name="P22"><text:s/>"............Ooooooooh............"</text:p>
      <text:p text:style-name="P22">C'était une voix lointaine et faible, et je ne savais pas si c'était un écho des vallées ou une réponse humaine. J'ai crié à nouveau. </text:p>
      <text:p text:style-name="P22">"Ooooooooh — iiii"</text:p>
      <text:p text:style-name="P22">"Ooooooooh — iiiII"</text:p>
      <text:p text:style-name="P22">C'était certainement une voix humaine. ... J’<text:span text:style-name="T95">étais</text:span> sauvé... Au moment où j<text:span text:style-name="T95">e</text:span> pens<text:span text:style-name="T95">ai</text:span> cela, dans ma tête, les caractères du manuscrit que j'avais laissé en plan, tels que je les avais écrits en <text:span text:style-name="T95">pos</text:span>ant mon stylo, <text:span text:style-name="T95">se mire</text:span>nt <text:span text:style-name="T95">à </text:span>défil<text:span text:style-name="T95">er</text:span> ligne après ligne.</text:p>
      <text:p text:style-name="P10"><text:soft-page-break/>私は、それからドンナに叫び立てながら、ドンナに苦しみもがいて雪の道を掻き分けて行ったか記憶しない。やがて向うから最前の猟師の吉兵衛を先に立てた四人の一行が、引返して来るのに出会った時、黒い眼鏡も何もどこかへ落してしまった私は、グッタリとなって雪の中へ突伏した。 </text:p>
      <text:p text:style-name="Text_20_body">「ウワア、これあマア先生、カンジキも穿かねえで、どうしてここまで御座った」 </text:p>
      <text:p text:style-name="Text_20_body">「あぶねえことだった。こんなことをさっしゃる位なら、私たちが一所いっしょにお供して来るところだったに……」 </text:p>
      <text:p text:style-name="P22">「まったくだ。忠平の死骸が見付かって、あそこにグズグズしていねえけれあ先生は、このまま行倒おれにならっしゃるところだったによ」</text:p>
      <text:p text:style-name="P22">Je ne me <text:span text:style-name="T33">rappelle</text:span> p<text:span text:style-name="T99">lus</text:span> com<text:span text:style-name="T96">bien</text:span> j’ai crié, ni <text:s/>combien j’ai souffert pour avancer en me frayant un chemin dans la neige. Finalement, je rencontrai le groupe de quatre hommes, mené par le chasseur Yoshida, qui revenaient sur leurs pas. J’avais perdu mes lunettes noires <text:span text:style-name="T100">et totes mes affaires </text:span>quelque part, et je m’effondrai, épuisé, dans la neige.</text:p>
      <text:p text:style-name="P22">"Oh mon Dieu, Maître, c'est incroyable que vous soyez arriv<text:span text:style-name="T98">é</text:span> jusqu'ici sans <text:span text:style-name="T33">r</text:span>aquettes !"</text:p>
      <text:p text:style-name="Text_20_body">"C'était <text:span text:style-name="T100">vraiment </text:span>dangereux. Si nous avions su que vous feriez une chose pareille, nous vous aurions accompagné… </text:p>
      <text:p text:style-name="P10">"C'est <text:span text:style-name="T100">vrai</text:span>. Si nous n’avions pas trouvé le corps de Chūhei et <text:span text:style-name="T101">si</text:span> nous n'<text:span text:style-name="T100">av</text:span>ions <text:span text:style-name="T101">pas </text:span><text:span text:style-name="T100">tra</text:span><text:span text:style-name="T21">î</text:span><text:span text:style-name="T100">né un peu</text:span> là-bas, vous vous seriez effondré."</text:p>
      <text:p text:style-name="P10">「忠平の死骸が、先生を助けたようなものでねえか、ハハハ」 </text:p>
      <text:p text:style-name="Text_20_body">「まあまあこちらへ御座らっせえ。肩にかけて上げまするで……」 </text:p>
      <text:p text:style-name="Text_20_body">「これを飲まっせえ。帰りに貰って来た支那焼酎の残りでがす」 </text:p>
      <text:p text:style-name="Text_20_body">"Le cadavre de Chūhei a comme qui dirait sauvé le Maître, hein, hahaha."</text:p>
      <text:p text:style-name="Text_20_body">"Allons, venez par ici. <text:span text:style-name="T102">Nous allons vous soutenir </text:span>..."</text:p>
      <text:p text:style-name="Text_20_body">"Buvez ça. C'est <text:span text:style-name="T102">ce qui</text:span> reste du shochu chinois que nous avons récupéré en rentrant." </text:p>
      <text:p text:style-name="Text_20_body">火のような老酒<text:span text:style-name="T56">ラオチュー</text:span>の一ひと口は、私を蘇らせ、元気づけるに充分であった。そうして、それから五町ばかり先の岩の根方に横たわっている忠平の死骸の処まで、吉兵衛老人の肩につかまって、よろぼいよろぼ<text:soft-page-break/>い歩いて行った。綿のように疲れた身体を強いアルコール分がグングン馳けめぐるために、谿谷全体がぐるんぐるんと回転するように思われる両眼を見据えて、忠平の死顔を夢のように覗き込んだ。そのうちに瞼がシクシクと痛み出して、視界がボーッとなって行くのを又コスリ直して見直した。 </text:p>
      <text:p text:style-name="Text_20_body">Une gorgée de <text:span text:style-name="T102">ce </text:span>shochu brûlant comme le feu <text:span text:style-name="T102">suffit</text:span> à me ranimer et à me redonner de<text:span text:style-name="T102">s forces</text:span>. Et puis, <text:span text:style-name="T104">appuyé sur</text:span><text:span text:style-name="T102"> </text:span>l'épaule du v<text:span text:style-name="T102">ieux</text:span> Kichihei, j<text:span text:style-name="T102">e</text:span> march<text:span text:style-name="T102">ai</text:span> en titubant jusqu'à l'endroit où le c<text:span text:style-name="T84">orps</text:span> de Chūhei était étendu, à environ cinq chō [5<text:span text:style-name="T84">00</text:span> mètres] de là, au pied d'un rocher. <text:span text:style-name="T104">J’</text:span>avai<text:span text:style-name="T104">s</text:span> l'impression que toute la vallée tournait et tourbillonnait parce que l'alcool fort circulait à toute vitesse dans mon corps <text:span text:style-name="T102">épuisé</text:span>, <text:span text:style-name="T104">et mes yeux, comme dans un rêve, </text:span>ont fixé le visage mort de Chūhei. P<text:span text:style-name="T103">uis</text:span> mes paupières commenc<text:span text:style-name="T103">èrent</text:span> à picoter et à me faire mal, et j<text:span text:style-name="T103">e</text:span> <text:span text:style-name="T104">me </text:span>frott<text:span text:style-name="T103">ai</text:span> de nouveau <text:span text:style-name="T104">l</text:span>es yeux pour y voir plus clair <text:span text:style-name="T103">car</text:span> ma vision se brouillait. </text:p>
      <text:p text:style-name="P11">忠平の死骸はモウ雪の中から引ずり出されていた。古びた赤縞綿ネルの布片ぬのきれの頬冠りから、眼と口をシッカリと閉じたしかめ顔から、剥げチョロケた紺小倉の制服から、半分脱げかかった藁靴の爪先まで一面に、微細な粉雪が霜のように凍て付いて、銀色の塑像のような、非人間的な感じを現わしていたが、その左手の二本しかない指で、鞄の口をシッカリと抓つまんで胸の上に抱いていた。その鞄の口を開けてみると中には東京の新聞が二つと二百円入りの価格表記の袋が、チットも濡れずに這入っていた。その死顔には何等の苦悶のあとも無く、あの人相の悪い、頑固一徹な感じは、真白い雪の中に吸い取られてしまったのであろう。あとかたもなく消え失せて、代りにあの国宝の仏像の唇に見るような、この世ならぬ微笑が、なごやかに浮かみ漂うているのであった。 </text:p>
      <text:p text:style-name="Text_20_body">奇蹟を見た人間でも、これ程に驚き恐れはしなかったであろう。 </text:p>
      <text:p text:style-name="Text_20_body"><text:s/>Le corps de Chūhei avait été <text:span text:style-name="T104">dégagé</text:span> de la neige. <text:span text:style-name="T105">L</text:span>a bande de flanelle <text:span text:style-name="T104">usée</text:span> à rayures rouge<text:span text:style-name="T104">s</text:span> qui lui couvrait les joues, son visage renfrogné aux yeux et à la bouche fermement clos, son uniforme en kogura bleu décoloré et usé, jusqu'aux <text:span text:style-name="T105">bout</text:span>s de ses <text:span text:style-name="T105">bott</text:span>es de paille à moitié déchaussées, tout était recouvert d'une fine neige poudreuse, <text:span text:style-name="T105">gelée</text:span> comme du givre, <text:span text:style-name="T105">ce qui </text:span>donna<text:span text:style-name="T105">i</text:span>t une impression de statue <text:span text:style-name="T105">d’</text:span>argent, inhumaine, mais de sa main gauche, qui ne comptait <text:span text:style-name="T105">que </text:span>deux doigts, il serrait fermement <text:soft-page-break/>l'ouverture de son sac <text:span text:style-name="T105">qu’il</text:span> tenait serré contre sa poitrine. <text:s/>Lorsqu'on ouvrit la sacoche, on y trouva deux journaux de Tokyo et un <text:span text:style-name="T105">sac</text:span> contenant <text:s/>200 yens, le tout parfaitement sec. Son visage mort n'exprimait aucune souffrance, et <text:s/>son expression têtue et revêche semblait avoir été absorbée par la neige <text:span text:style-name="T105">d’un </text:span>blanc <text:span text:style-name="T105">pur</text:span>. <text:span text:style-name="T106">Elle</text:span> avait disparu sans laisser de traces, <text:span text:style-name="T106">laissant</text:span> la place <text:span text:style-name="T106">à </text:span>un sourire paisible, comme celui que l'on voit sur les lèvres des statues de Bouddha, trésors nationaux, un sourire qui semblait venir d'un autre mond<text:span text:style-name="T106">e</text:span>. </text:p>
      <text:p text:style-name="Text_20_body">Même ceux qui ont <text:span text:style-name="T106">déjà </text:span>vu des miracles n'auraient pas été aussi étonnés et effrayés.</text:p>
      <text:p text:style-name="P11">それは零下何度の寒さのせいではなかった。私は全身の関節が、ガタガタと震え戦おののくのを感じながら、眼をマン丸く見開いて、その神々しい死顔を凝視した。そうして今朝、忠平の失踪を聞いて、その横死を確信した一刹那から、こうして雪の中を夢中になって歩いて来て、忠平の死顔を発見するに到るまでの私の気持を繰返し繰返し考え直してみた。</text:p>
      <text:p text:style-name="P16">*</text:p>
      <text:p text:style-name="P24"><text:s/>Ce n'était pas à cause du froid glacial, bien en dessous de zéro. Tout en sentant mes articulations trembler et claquer de peur, j'ouvris grand les yeux et fixai intensément ce visage divin. Puis, je repensai encore et encore à ce que j'avais ressenti depuis ce matin, lorsque j'avais appris la disparition de Chūhei et avais été convaincu de sa mort soudaine, jusqu'à ce moment où, marchant frénétiquement dans la neige, j'avais découvert son visage sans vie. <text:s/></text:p>
      <text:p text:style-name="P17">*</text:p>
      <text:p text:style-name="P24">それは私が今日まで一度も経験したことのない、私の心理上に起った一つの大きな奇蹟であった。生命の本質を物質の化学作用に過ぎないものと信じ、露西亜ロシア流の唯物弁証法にカブレて人間の誠意とか、忠孝の観念とか、崇拝心とかいうものを極度に冷眼視し、軽蔑した私が、どうして忠平の義務心を確信し、こうした横死を憂慮して無我夢中になり、生命いのちがけでここまで辿って来たか。それは忠平の死と共に、私の生涯にとって又とない大きな大きな奇蹟以外の何ものでもなかった。 </text:p>
      <text:p text:style-name="P30"><text:s/>C'était un grand miracle, un événement unique dans ma vie, qu’auparavant je n'avais jamais expérimenté. Moi qui croyais que l'essence de la vie n'était rien de plus qu'une réaction chimique de la matière, qui m'étais laissé séduire par l<text:span text:style-name="T107">e</text:span> <text:soft-page-break/>matérialis<text:span text:style-name="T107">m</text:span>e dialectique à la russe, qui regardais avec un extrême détachement et mépris des concepts comme la sincérité humaine, la loyauté filiale ou la piété, comment avais-je pu être si convaincu du sens du devoir de Chūhei, m'inquiéter à ce point de sa mort soudaine, et me précipiter ici, au péril de ma vie ? Ce n'était rien d'autre qu'un immense miracle, un événement unique dans ma vie, <text:span text:style-name="T107">qui était </text:span>survenu avec la mort de Chūhei.</text:p>
      <text:p text:style-name="P11">すべては唯物哲学を以て弁証することが出来る。しかし生命、もしくは生命の波動である精神ばかりは人間の発明した科学では説明出来ない。私は今まで人間の精神は、物質によってのみ支配されるものと信じて来た。ところが、私は今朝から、精神そのものに支配されている精神そのものの偉大崇高さばかりを、眼の前に凝視しつづけて来ていたのだ。 </text:p>
      <text:p text:style-name="P11"><text:s/>そう気が附くと同時に、私は立っていることが出来なくなった。全身をワナワナガタガタと戦かし、歯の根をカチカチと鳴らしながら、ぐたぐたと雪の中に両膝を突いて坐り込んだ。しっかりと合掌しながら、改めて忠平の死体を見直した。 </text:p>
      <text:p text:style-name="P26">Tout peut être expliqué par la dialectique matérialiste. <text:span text:style-name="T108">Mais </text:span>la vie, ou plutôt l'esprit, <text:span text:style-name="T108">qui est la </text:span>vibration de la vie, ne peut être expliqué par la science inventée par l'homme. Jusqu'à <text:span text:style-name="T108">ce moment</text:span>, j'avais cru que l'esprit humain était uniquement gouverné par la matière. Mais, depuis ce matin-<text:span text:style-name="T108">là</text:span>, je n'ai fait que contempler, fixement, devant mes yeux, la grandeur et la noblesse de l'esprit lui-même, qui se gouverne par sa propre essence. <text:s/></text:p>
      <text:p text:style-name="P26">Dès que j'en ai pris conscience, je n'ai plus pu rester debout. Tout mon corps tremblait et claquait, mes dents s'entrechoquaient, et je me suis effondré dans la neige, <text:span text:style-name="T108">à</text:span> genoux. Les mains jointes en prière, je regardai à nouveau le corps de Chūhei. </text:p>
      <text:p text:style-name="P25">*唯物 [ゆいぶつ] (phil) materialism</text:p>
      <text:p text:style-name="P25">*崇高 [すうこう] lofty; sublime; noble</text:p>
      <text:p text:style-name="P23">*偉大 [いだい] great; grand; outstanding; mighty</text:p>
      <text:p text:style-name="Text_20_body">猟師の吉兵衛老人を初め三人の男も、手に手に被かぶり物を取除けて、頭を垂れて合掌した。 </text:p>
      <text:p text:style-name="P11">私の背後はるかな峯の頂から、斜めに辷り降りて来たオレンジ色の太<text:soft-page-break/>陽の光が、忠平の死骸と私たちに流れかかった。 </text:p>
      <text:p text:style-name="P26">忠平の顔一面に貼り付いていた銀色の氷の粉末が、見る見る溶けて水の小粒となり、露を結んで肌を濡らしつつ流れ落ちた。ちょうど、青ざめた顔が一面に汗をかいているように見えた。 </text:p>
      <text:p text:style-name="P26">私たちは、こうした忠平の死面<text:span text:style-name="T56">デスマスク</text:span>に現われる、極めて自然的な現象を、いい知れぬ崇高な奇蹟に直面させられたような気持で、一心に合掌しつつ見下していた。 </text:p>
      <text:p text:style-name="P26"><text:s/>Le viei<text:span text:style-name="T108">ux chasseur</text:span> Kichihei ainsi que les trois autres hommes enlev<text:span text:style-name="T108">èrent</text:span> leurs couvre-chefs et <text:span text:style-name="T108">invclinèrent </text:span>la tête, les mains <text:span text:style-name="T108">jointes en prière</text:span>. </text:p>
      <text:p text:style-name="P26">D<text:span text:style-name="T108">u</text:span> sommet lointain de la montagne derrière moi, la lumière orange du soleil, gliss<text:span text:style-name="T108">ant</text:span> en diagonale, <text:span text:style-name="T108">se déversa</text:span> sur le corps de Chūhei et sur nous.</text:p>
      <text:p text:style-name="P26">La fine poudre argentée de glace coll<text:span text:style-name="T108">ée</text:span> <text:span text:style-name="T108">au </text:span>visage de Chūhei fond<text:span text:style-name="T108">it</text:span> <text:span text:style-name="T109">r</text:span>apidement en petites gouttes d'eau, formant de la rosée qu<text:span text:style-name="T109">i coula</text:span> sur sa peau. On aurait dit que son visage pâle était couvert de sueur.</text:p>
      <text:p text:style-name="P26">Face à ce phénomène naturel qui se manifestait sur le masque mortuaire de Chūhei, nous avions l'impression d'être confrontés à un miracle indicible et sublime. Les mains jointes avec dévotion, nous contemplions cette scène en silence.</text:p>
      <text:p text:style-name="P11">そのうちに今までヒッソリと閉じて氷結していた忠平の眼が、太陽に照されたせいであろう。ウッスリと開き初めて、永遠の静けさを具象<text:span text:style-name="T56">あらわ</text:span>す白眼と黒眼が、なごやかに現われ初め、固い一文字を描いていた唇が心持ほころびて、白い歯並がキラキラと輝き現われた。忠平の顔面に残っていた苦悶の表情が、あとかたもなく緩み消えて、死人のみが知る極楽世界の静かな静かな満足をひそやかに微笑んでいるかのような、気高い、ありがたい表情になった。 </text:p>
      <text:p text:style-name="P31">私は自分の顔を両手で蔽うた。感激の涙をあとからあとから指の間に滴らした。 </text:p>
      <text:p text:style-name="P31">村の人々も、忠平の枕元の雪の中に坐り込んだ。 </text:p>
      <text:p text:style-name="P31">「南無なむ南無南無南無南無南無南無」</text:p>
      <text:p text:style-name="P31">Peu à peu, les yeux de Chūhei, jusqu'alors fermés et gelés dans un silence glacé, commencèrent à s'entrouvrir, probablement sous l'effet de la lumière du soleil. Le blanc et le <text:soft-page-break/>noir de ses yeux, incarnant une éternelle tranquillité, apparurent doucement, tandis que ses lèvres, jusque-là serrées en une ligne droite, se détendirent légèrement, révélant de<text:span text:style-name="T111">s</text:span> dents blanches qui brillèrent d'un éclat vif. L'expression de souffrance qui avait marqué le visage de Chūhei disparut complètement, laissant place à une expression noble et sereine, comme s'il souriait paisiblement, témoignant d<text:span text:style-name="T111">e la</text:span> satisfaction calme et profonde du paradis que seuls les morts connaissent. <text:s/></text:p>
      <text:p text:style-name="P31"><text:span text:style-name="T111">J</text:span>e couvris mon visage de mes mains. Des larmes d'émotion coulaient sans cesse entre mes doigts. <text:s/></text:p>
      <text:p text:style-name="P31">Les villageois, eux aussi, s'assirent dans la neige au chevet <text:s/>de Chūhei.</text:p>
      <text:p text:style-name="P11">"Namu namu namu namu namu namu namu" </text:p>
      <text:h text:style-name="Heading_20_1" text:outline-level="1"><text:span text:style-name="T119">§</text:span>***</text:h>
      <text:p text:style-name="P1">底本：「夢野久作全集4」ちくま文庫、筑摩書房 </text:p>
      <text:p text:style-name="Text_20_body">1992（平成4）年9月24日第1刷発行 </text:p>
      <text:p text:style-name="Text_20_body">初出：「逓信協会雑誌」 </text:p>
      <text:p text:style-name="Text_20_body">1935（昭和10）年10月号 </text:p>
      <text:p text:style-name="Text_20_body">入力：柴田卓治 </text:p>
      <text:p text:style-name="Text_20_body">校正：土屋隆 </text:p>
      <text:p text:style-name="Text_20_body">2005年9月17日作成 </text:p>
      <text:p text:style-name="Text_20_body">青空文庫作成ファイル： </text:p>
      <text:p text:style-name="Text_20_body">このファイルは、インターネットの図書館、青空文庫（http://www.aozora.gr.jp/）で作られました。入力、校正、制作にあたったのは、ボランティアの皆さんです。 </text:p>
      <text:p text:style-name="Text_20_body">●表記について </text:p>
      <text:p text:style-name="Text_20_body">このファイルは W3C 勧告 XHTML1.1 にそった形式で作成されています。 </text:p>
      <text:p text:style-name="Text_20_body">「くの字点」をのぞくJIS X 0213にある文字は、画像化して埋め込みました。 </text:p>
      <text:h text:style-name="Heading_20_5" text:outline-level="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erif CJK JP" style:font-family-asian="'Noto Serif CJK JP'" style:font-style-name-asian="Regular" style:font-family-generic-asian="roman"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6cm" fo:margin-right="0.6cm" fo:margin-top="0.101cm" fo:margin-bottom="0cm" style:contextual-spacing="true" fo:text-indent="0cm" style:auto-text-indent="false" text:number-lines="false" text:line-number="0">
        <style:tab-stops>
          <style:tab-stop style:position="8.901cm" style:type="center"/>
          <style:tab-stop style:position="17.801cm" style:type="right"/>
        </style:tab-stops>
      </style:paragraph-properties>
      <style:text-properties fo:color="#c9211e" loext:opacity="100%" style:font-name="DejaVu Sans" fo:font-family="'DejaVu Sans'" style:font-style-name="Book" style:font-family-generic="swiss" style:font-pitch="variable" fo:font-size="10pt" style:font-name-asian="Noto Sans CJK JP" style:font-family-asian="'Noto Sans CJK JP'" style:font-style-name-asian="Regular" style:font-family-generic-asian="swiss" style:font-pitch-asian="variable"/>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529cm" fo:margin-bottom="0.529cm" fo:margin-left="0.379cm" fo:margin-right="0.3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2T16:01:39.771060419</dc:date>
    <meta:editing-cycles>52</meta:editing-cycles>
    <meta:editing-duration>P2DT7H43M27S</meta:editing-duration>
    <meta:document-statistic meta:table-count="0" meta:image-count="0" meta:object-count="0" meta:page-count="28" meta:paragraph-count="258" meta:word-count="15380" meta:character-count="40117" meta:non-whitespace-character-count="35033"/>
    <meta:user-defined meta:name="Info 1"/>
    <meta:user-defined meta:name="Info 2"/>
    <meta:user-defined meta:name="Info 3"/>
    <meta:user-defined meta:name="Info 4"/>
  </office:meta>
</office:document-meta>
</file>